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text-autospace="none"/>
      <style:text-properties style:text-position="0% 100%" style:font-name="Calibri" fo:font-size="16pt" fo:language="en" fo:country="none" fo:font-weight="bold" style:font-name-asian="Calibri" style:font-size-asian="16pt" style:font-weight-asian="bold" style:font-name-complex="Calibri" style:font-size-complex="16pt" style:font-weight-complex="bold"/>
    </style:style>
    <style:style style:name="P2" style:family="paragraph" style:parent-style-name="Standard">
      <style:paragraph-properties fo:margin-top="0cm" fo:margin-bottom="0.353cm"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4pt" fo:language="en" fo:country="none" fo:font-weight="bold" style:font-name-asian="Calibri" style:font-size-asian="14pt" style:font-weight-asian="bold" style:font-name-complex="Calibri" style:font-size-complex="14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2" style:family="paragraph" style:parent-style-name="Standard" style:list-style-name="L2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3" style:family="paragraph" style:parent-style-name="Standard" style:list-style-name="L1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5"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6" style:family="paragraph" style:parent-style-name="Standard" style:list-style-name="L3">
      <style:paragraph-properties fo:margin-top="0cm" fo:margin-bottom="0.353cm" fo:line-height="115%" fo:text-align="center" style:justify-single-word="false" style:text-autospace="none"/>
      <style:text-properties style:text-position="0% 100%" style:font-name="Calibri" fo:font-size="14pt" fo:language="en" fo:country="none" fo:font-weight="bold" style:font-name-asian="Calibri" style:font-size-asian="14pt" style:font-weight-asian="bold" style:font-name-complex="Calibri" style:font-size-complex="14pt" style:font-weight-complex="bold"/>
    </style:style>
    <style:style style:name="P47" style:family="paragraph" style:parent-style-name="Standard" style:list-style-name="L35">
      <style:paragraph-properties fo:margin-top="0cm" fo:margin-bottom="0.353cm" fo:line-height="115%" fo:text-align="start" style:justify-single-word="false" style:text-autospac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roes Of Herp Derp Card Game Version Ideas</text:p>
      <text:p text:style-name="P1"/>
      <text:p text:style-name="P3">General Design Notes and Ideas</text:p>
      <text:list xml:id="list946225639610553110" text:style-name="L1">
        <text:list-item>
          <text:p text:style-name="P6">This design brief is about brainstorming ideas on how to convert Heroes Of Herp Derp into a card game format</text:p>
        </text:list-item>
        <text:list-item>
          <text:p text:style-name="P6">Changes to the combat system will invariably effect all other game systems</text:p>
        </text:list-item>
        <text:list-item>
          <text:p text:style-name="P6">Systems to plan/redesign</text:p>
          <text:list>
            <text:list-item>
              <text:p text:style-name="P6">Combat / Abilities / Passives</text:p>
            </text:list-item>
            <text:list-item>
              <text:p text:style-name="P6">World, board size, movement, navigation</text:p>
            </text:list-item>
            <text:list-item>
              <text:p text:style-name="P6">Tiles and tile types (grass, dirt, water, etc)</text:p>
            </text:list-item>
            <text:list-item>
              <text:p text:style-name="P6">Turn order / activation systems</text:p>
            </text:list-item>
            <text:list-item>
              <text:p text:style-name="P6">Custom character creation</text:p>
            </text:list-item>
            <text:list-item>
              <text:p text:style-name="P6">Talent system</text:p>
            </text:list-item>
            <text:list-item>
              <text:p text:style-name="P6">Talent / Ability pools</text:p>
            </text:list-item>
            <text:list-item>
              <text:p text:style-name="P6">Items (how do weapons effect abilities?)</text:p>
            </text:list-item>
            <text:list-item>
              <text:p text:style-name="P6">States / Afflictions</text:p>
            </text:list-item>
            <text:list-item>
              <text:p text:style-name="P6">Damage / Resistance Types (Physical, Shadow, Frost etc)</text:p>
            </text:list-item>
            <text:list-item>
              <text:p text:style-name="P6">Core and Secondary stats, how will they change and effect gameplay? (Strength, wisdom etc)</text:p>
            </text:list-item>
            <text:list-item>
              <text:p text:style-name="P6">How do enemies work in the new system? (do they have their own decks, or set abilities?)</text:p>
            </text:list-item>
          </text:list>
        </text:list-item>
      </text:list>
      <text:p text:style-name="P4"/>
      <text:p text:style-name="P4">Design To Do for each game version</text:p>
      <text:list xml:id="list250381251760360367" text:style-name="L2">
        <text:list-item>
          <text:p text:style-name="P7">For tboth the sts version on the HoHD version, design the folowing before commiting to a game idea...</text:p>
        </text:list-item>
        <text:list-item>
          <text:p text:style-name="P7">Design at least 4 abilities for each talent tree</text:p>
        </text:list-item>
        <text:list-item>
          <text:p text:style-name="P7">Design at least 3 enemy encounters and 1 elite encounter</text:p>
        </text:list-item>
        <text:list-item>
          <text:p text:style-name="P7">Design at least 10 items</text:p>
        </text:list-item>
        <text:list-item>
          <text:p text:style-name="P7">Design talent tree passive bonus effects</text:p>
        </text:list-item>
        <text:list-item>
          <text:p text:style-name="P7">Design at least 10 passive effects from items</text:p>
        </text:list-item>
        <text:list-item>
          <text:p text:style-name="P7"><text:soft-page-break/>Design each stat and what it does</text:p>
        </text:list-item>
        <text:list-item>
          <text:p text:style-name="P7">Design the effect / impact that weapon items have on cards</text:p>
        </text:list-item>
      </text:list>
      <text:p text:style-name="P4"/>
      <text:p text:style-name="P4"/>
      <text:list xml:id="list3689175352179729704" text:style-name="L3">
        <text:list-header>
          <text:p text:style-name="P46"/>
        </text:list-header>
      </text:list>
      <text:p text:style-name="P3">Different Version Pros/Cons List</text:p>
      <text:p text:style-name="P5">StS Style Version</text:p>
      <text:list xml:id="list7692637673907097611" text:style-name="L4">
        <text:list-item>
          <text:p text:style-name="P8">Pros</text:p>
          <text:list>
            <text:list-item>
              <text:p text:style-name="P8">Easier to transfer to mobile</text:p>
            </text:list-item>
            <text:list-item>
              <text:p text:style-name="P8">Simpler game mechanics = smaller project scope</text:p>
            </text:list-item>
            <text:list-item>
              <text:p text:style-name="P8">More inspiritation material: can copy a lot of things from StS to form a base game</text:p>
            </text:list-item>
            <text:list-item>
              <text:p text:style-name="P8">Easier to create UI and controls</text:p>
            </text:list-item>
            <text:list-item>
              <text:p text:style-name="P8">Easier for players to learn/understand the game, espicially if they already known StS</text:p>
            </text:list-item>
            <text:list-item>
              <text:p text:style-name="P8">Combat is faster and has a better pace</text:p>
            </text:list-item>
            <text:list-item>
              <text:p text:style-name="P8">Balance and control will be easier</text:p>
            </text:list-item>
            <text:list-item>
              <text:p text:style-name="P8">Do not need to implement sophisticated AI structures</text:p>
            </text:list-item>
          </text:list>
        </text:list-item>
      </text:list>
      <text:list xml:id="list6460809477479519208" text:style-name="L5">
        <text:list-item>
          <text:p text:style-name="P9">Cons</text:p>
          <text:list>
            <text:list-item>
              <text:p text:style-name="P9">Invalidates alot of work already done</text:p>
            </text:list-item>
            <text:list-item>
              <text:p text:style-name="P9">Most of the HoHD systems dont translate well or at all to the new game format</text:p>
            </text:list-item>
            <text:list-item>
              <text:p text:style-name="P9">Need to completely resdesign/remove many features from current project</text:p>
            </text:list-item>
            <text:list-item>
              <text:p text:style-name="P9">Need to pay for the new card game maker asset</text:p>
            </text:list-item>
            <text:list-item>
              <text:p text:style-name="P9">Need to build entirely new systems and code in ways i dont know so well</text:p>
            </text:list-item>
            <text:list-item>
              <text:p text:style-name="P9">It wil take some time to learn how to modify the core card game asset properly</text:p>
            </text:list-item>
            <text:list-item>
              <text:p text:style-name="P9">Since asset forms base project, will need to reimport or recreate reusable assets and scripts from original HoHD project</text:p>
            </text:list-item>
          </text:list>
        </text:list-item>
      </text:list>
      <text:p text:style-name="P5">HoHD Version</text:p>
      <text:list xml:id="list3627631199593918425" text:style-name="L6">
        <text:list-item>
          <text:p text:style-name="P10">Pros</text:p>
          <text:list>
            <text:list-item>
              <text:p text:style-name="P10">Game is more tactically deep and interesting</text:p>
            </text:list-item>
            <text:list-item>
              <text:p text:style-name="P10"><text:soft-page-break/>Many systems from current project will transfer well</text:p>
            </text:list-item>
          </text:list>
        </text:list-item>
      </text:list>
      <text:list xml:id="list4131997149116626877" text:style-name="L7">
        <text:list-item>
          <text:p text:style-name="P11">Cons</text:p>
          <text:list>
            <text:list-item>
              <text:p text:style-name="P11">Deeper game = bigger project scope</text:p>
            </text:list-item>
            <text:list-item>
              <text:p text:style-name="P11">Enemy AI development will be complicated, difficult and time consuming</text:p>
            </text:list-item>
          </text:list>
        </text:list-item>
      </text:list>
      <text:p text:style-name="P4"/>
      <text:list xml:id="list40739792" text:continue-list="list3689175352179729704" text:style-name="L3">
        <text:list-header>
          <text:p text:style-name="P46">Slay the spire version Ideas</text:p>
        </text:list-header>
      </text:list>
      <text:p text:style-name="P5">General Ideas</text:p>
      <text:list xml:id="list40720750" text:continue-numbering="true" text:style-name="L3">
        <text:list-item>
          <text:list>
            <text:list-item>
              <text:p text:style-name="P12">player controls 3 characters: combat can have as many as 5 characters</text:p>
            </text:list-item>
            <text:list-item>
              <text:p text:style-name="P12">movement and range are no longer a thing</text:p>
            </text:list-item>
            <text:list-item>
              <text:p text:style-name="P12">MVP</text:p>
              <text:list>
                <text:list-item>
                  <text:p text:style-name="P12">Try make a working, basic combat scene</text:p>
                </text:list-item>
                <text:list-item>
                  <text:p text:style-name="P12">Player controls 3 characters</text:p>
                  <text:list>
                    <text:list-item>
                      <text:p text:style-name="P12">basic cards working, attack and block</text:p>
                    </text:list-item>
                  </text:list>
                </text:list-item>
                <text:list-item>
                  <text:p text:style-name="P12">There are 3 basic skeleton enemies</text:p>
                  <text:list>
                    <text:list-item>
                      <text:p text:style-name="P12">3 abilities: move, block or attack</text:p>
                    </text:list-item>
                  </text:list>
                </text:list-item>
                <text:list-item>
                  <text:p text:style-name="P12">Turn cycle / activation order system works</text:p>
                </text:list-item>
              </text:list>
            </text:list-item>
          </text:list>
        </text:list-item>
      </text:list>
      <text:p text:style-name="P4"/>
      <text:p text:style-name="P5">New Random Ideas</text:p>
      <text:list xml:id="list2793843117881526580" text:style-name="L8">
        <text:list-item>
          <text:p text:style-name="P13">Cards do not have a tier requirement, only a talent type requirement</text:p>
        </text:list-item>
        <text:list-item>
          <text:p text:style-name="P13">placing just 1 point in a tree makes all cards of that talent tree available to a character</text:p>
        </text:list-item>
        <text:list-item>
          <text:p text:style-name="P13">do tiers even exist?</text:p>
          <text:list>
            <text:list-item>
              <text:p text:style-name="P13">If they dont, how to does effect the passive bonus of a tree? Ideas below</text:p>
              <text:list>
                <text:list-item>
                  <text:p text:style-name="P13">there arent any passive bonuses anymore</text:p>
                </text:list-item>
                <text:list-item>
                  <text:p text:style-name="P13">you no longer invest points multiple times in a tree: you just unlock it or you dont</text:p>
                </text:list-item>
                <text:list-item>
                  <text:p text:style-name="P13">instead of scaling passive effect per point spent in the tree, we just make the passive effect stronger and it is applied once when the tree is unlocked</text:p>
                </text:list-item>
                <text:list-item>
                  <text:p text:style-name="P13">to balance:</text:p>
                  <text:list>
                    <text:list-item>
                      <text:p text:style-name="P13">characters only start with 2 trees unlocked instead of 3</text:p>
                    </text:list-item>
                    <text:list-item>
                      <text:p text:style-name="P13"><text:soft-page-break/>leveling up takes longer, so unlocking more trees takes longer too.</text:p>
                    </text:list-item>
                  </text:list>
                </text:list-item>
              </text:list>
            </text:list-item>
          </text:list>
        </text:list-item>
      </text:list>
      <text:p text:style-name="P4"/>
      <text:list xml:id="list7686572216427331045" text:style-name="L9">
        <text:list-item>
          <text:p text:style-name="P14">New ideas: there are no longer several damage types: just physical damage and magical damage.</text:p>
          <text:list>
            <text:list-item>
              <text:p text:style-name="P14">Strength stat increases physical damage, wisdom stat increases magic damage</text:p>
            </text:list-item>
            <text:list-item>
              <text:p text:style-name="P14">scrap this, shit idea: it invalidates all the magic damage trees.</text:p>
            </text:list-item>
          </text:list>
        </text:list-item>
      </text:list>
      <text:p text:style-name="P4"/>
      <text:p text:style-name="P5">Item System ideas</text:p>
      <text:list xml:id="list1385072506075226544" text:style-name="L10">
        <text:list-item>
          <text:p text:style-name="P15">Characters can equipt weapons as items</text:p>
        </text:list-item>
        <text:list-item>
          <text:p text:style-name="P15">Many cards will require a particular weapon to be equiped before it can be played</text:p>
        </text:list-item>
      </text:list>
      <text:p text:style-name="P4"/>
      <text:p text:style-name="P5">Weapon Systems Ideas</text:p>
      <text:list xml:id="list5686672975831714812" text:style-name="L11">
        <text:list-item>
          <text:p text:style-name="P16">Certain abilities no longer derive damage % from weapon. Base damage is fixed from the card</text:p>
        </text:list-item>
        <text:list-item>
          <text:p text:style-name="P16">Some abilities still require certain weapons</text:p>
        </text:list-item>
        <text:list-item>
          <text:p text:style-name="P16">Weapon item will provide stats, but do not change base damage value</text:p>
        </text:list-item>
        <text:list-item>
          <text:p text:style-name="P16">How do we balance and design dual wielding vs single handed?</text:p>
        </text:list-item>
        <text:list-item>
          <text:p text:style-name="P16">How do we balance and design bow weapons and ranger skill tree? How can we make it viable and attractive to the player</text:p>
        </text:list-item>
      </text:list>
      <text:p text:style-name="P4"/>
      <text:list xml:id="list9132551890269760846" text:style-name="L12">
        <text:list-item>
          <text:p text:style-name="P17">Idea 1</text:p>
          <text:list>
            <text:list-item>
              <text:p text:style-name="P17">Certain abilities require certain weapons (bow, melee 2h, shield, etc)</text:p>
            </text:list-item>
            <text:list-item>
              <text:p text:style-name="P17">Some abilities will deal damage relative to the damage of the characters weapon (e.g. Deal 140% weapon damage)</text:p>
            </text:list-item>
            <text:list-item>
              <text:p text:style-name="P17">Potential problems</text:p>
              <text:list>
                <text:list-item>
                  <text:p text:style-name="P17">how do we make dual wielding viable? </text:p>
                  <text:list>
                    <text:list-item>
                      <text:p text:style-name="P17">Solution 1: 1h and 2h weapons have the same base damage values. 2H weapons provide twice as many stats as dual wielding. Some abilities will make dual wielding good (e.g. Twin Strike: Attack with both weapons)</text:p>
                    </text:list-item>
                    <text:list-item>
                      <text:p text:style-name="P17">Solution 2: 1h weapons only deal slightly less damage then 2h. The small power disadvantage of 1h weapons is over come by having some abilities that make you attack with both weapons. These abilities also apply on hit effects twice, like poison. It also would be more likely to trigger critical strikes. Strength also scaled better with DW</text:p>
                    </text:list-item>
                  </text:list>
                </text:list-item>
              </text:list>
            </text:list-item>
          </text:list>
        </text:list-item>
      </text:list>
      <text:p text:style-name="P4"><text:soft-page-break/></text:p>
      <text:list xml:id="list6426910272696090381" text:style-name="L13">
        <text:list-item>
          <text:p text:style-name="P18">Idea 2</text:p>
          <text:list>
            <text:list-item>
              <text:p text:style-name="P18">how can we keep an sts style, but include weapons and make them relevant?</text:p>
            </text:list-item>
            <text:list-item>
              <text:p text:style-name="P18">Certain abilities will still require certain abilities though</text:p>
            </text:list-item>
            <text:list-item>
              <text:p text:style-name="P18">Abilities do no draw base damage from weapons ever. Base damage is fixed.</text:p>
            </text:list-item>
            <text:list-item>
              <text:p text:style-name="P18">Some abilities could have additional effects depending on the characters weapon load out e.g.</text:p>
              <text:list>
                <text:list-item>
                  <text:p text:style-name="P18">e.g. If using 2h, draw a card. If dual wielding, deal damage again.</text:p>
                </text:list-item>
              </text:list>
            </text:list-item>
          </text:list>
        </text:list-item>
      </text:list>
      <text:p text:style-name="P4"/>
      <text:list xml:id="list154629576114281989" text:style-name="L14">
        <text:list-item>
          <text:p text:style-name="P19">Idea 3</text:p>
          <text:list>
            <text:list-item>
              <text:p text:style-name="P19">weapons no longer have an inherit damage type: they all deal physical damage</text:p>
            </text:list-item>
            <text:list-item>
              <text:p text:style-name="P19">cards that deal damage relative to a weapon draw its total damage value from both weapons</text:p>
            </text:list-item>
            <text:list-item>
              <text:p text:style-name="P19">how do we balance 1h and shield builds? Make them good at supporting, and make block damage abilities good.</text:p>
            </text:list-item>
            <text:list-item>
              <text:p text:style-name="P19">Some cards will still have an extra effect depending on the characters weapon load out</text:p>
            </text:list-item>
            <text:list-item>
              <text:p text:style-name="P19">some cards still have weapon dependencies</text:p>
            </text:list-item>
            <text:list-item>
              <text:p text:style-name="P19">some cards s</text:p>
            </text:list-item>
          </text:list>
        </text:list-item>
      </text:list>
      <text:p text:style-name="P4"/>
      <text:list xml:id="list1241663304351356330" text:style-name="L15">
        <text:list-item>
          <text:p text:style-name="P20">Idea 4 (most simple version and sts like)</text:p>
          <text:list>
            <text:list-item>
              <text:p text:style-name="P20">weapons barely do anything. They just provide stats and trigger extra effects some times</text:p>
            </text:list-item>
            <text:list-item>
              <text:p text:style-name="P20">cards never derive their base damage from weapons, since weapons dont have damage values</text:p>
            </text:list-item>
            <text:list-item>
              <text:p text:style-name="P20">problem: how does the strength stat work?</text:p>
            </text:list-item>
            <text:list-item>
              <text:p text:style-name="P20">Some cards require certain weapons still (or maybe not?)</text:p>
            </text:list-item>
          </text:list>
        </text:list-item>
      </text:list>
      <text:p text:style-name="P4"/>
      <text:list xml:id="list8821827570897422615" text:style-name="L32">
        <text:list-item>
          <text:p text:style-name="P36">idea 5 (also simple)</text:p>
          <text:list>
            <text:list-item>
              <text:p text:style-name="P36">1h weapons have half the damage value of 2h weapons</text:p>
            </text:list-item>
            <text:list-item>
              <text:p text:style-name="P36">when calculating damage, the value is the combined amount from both weapons, not just the main hand</text:p>
            </text:list-item>
            <text:list-item>
              <text:p text:style-name="P36">2h weapons have double the amount of stats then 1h, for balance</text:p>
            </text:list-item>
          </text:list>
        </text:list-item>
      </text:list>
      <text:p text:style-name="P4"/>
      <text:p text:style-name="P4"><text:soft-page-break/></text:p>
      <text:p text:style-name="P5">Systems that potentially wont transfer well</text:p>
      <text:list xml:id="list4703026718550707873" text:style-name="L16">
        <text:list-item>
          <text:p text:style-name="P41">Problems</text:p>
        </text:list-item>
      </text:list>
      <text:list xml:id="list40723895" text:continue-list="list5686672975831714812" text:style-name="L11">
        <text:list-item>
          <text:list>
            <text:list-item>
              <text:p text:style-name="P16">how do ranged weapons work? Why ever play a ranged weapon character? (you get locked out of playing many MA cards)</text:p>
            </text:list-item>
            <text:list-item>
              <text:p text:style-name="P16">how would camoflage/stealth work? Range is no longer a thing</text:p>
            </text:list-item>
            <text:list-item>
              <text:p text:style-name="P16">Stealth ideas</text:p>
              <text:list>
                <text:list-item>
                  <text:p text:style-name="P16">Does nothing. Just sets up abilities</text:p>
                </text:list-item>
                <text:list-item>
                  <text:p text:style-name="P16">Increases your critical chance by 30%</text:p>
                </text:list-item>
                <text:list-item>
                  <text:p text:style-name="P16">Increases dodge/parry chance</text:p>
                </text:list-item>
              </text:list>
            </text:list-item>
            <text:list-item>
              <text:p text:style-name="P16">how do aura related abilities and effects work now?</text:p>
            </text:list-item>
          </text:list>
        </text:list-item>
      </text:list>
      <text:p text:style-name="P4"/>
      <text:p text:style-name="P5">Core Stat Systems</text:p>
      <text:list xml:id="list6146202560718076722" text:style-name="L17">
        <text:list-item>
          <text:p text:style-name="P21">Strength: Increases base damage of your weapons by 1</text:p>
        </text:list-item>
        <text:list-item>
          <text:p text:style-name="P21">Wisdom: Increase all frost, fire, poison, etc damage by 1 per point</text:p>
        </text:list-item>
        <text:list-item>
          <text:p text:style-name="P21">Power: Increase all damage dealt by 1 per point</text:p>
        </text:list-item>
        <text:list-item>
          <text:p text:style-name="P21">Stamina: Incease energy recovery by 1 per point.</text:p>
        </text:list-item>
        <text:list-item>
          <text:p text:style-name="P21">Power: Increases damage from abilities by 1 per point</text:p>
        </text:list-item>
        <text:list-item>
          <text:p text:style-name="P21">Dexterity: Increase block from abilities and effects by 1 per point</text:p>
        </text:list-item>
        <text:list-item>
          <text:p text:style-name="P21">Initiative</text:p>
        </text:list-item>
        <text:list-item>
          <text:p text:style-name="P21">Constitution: Increase max health by 5 per point</text:p>
        </text:list-item>
        <text:list-item>
          <text:p text:style-name="P21">Wits</text:p>
        </text:list-item>
      </text:list>
      <text:p text:style-name="P4"/>
      <text:p text:style-name="P5">Passive Effect Systems</text:p>
      <text:p text:style-name="P4">Passive effects that need to be redesigned, rebalanced or removed</text:p>
      <text:list xml:id="list5922848093205455202" text:style-name="L18">
        <text:list-item>
          <text:p text:style-name="P22">Camoflage/Stealth</text:p>
          <text:list>
            <text:list-item>
              <text:p text:style-name="P22">does nothing</text:p>
            </text:list-item>
            <text:list-item>
              <text:p text:style-name="P22">reduces incoming damage</text:p>
            </text:list-item>
            <text:list-item>
              <text:p text:style-name="P22"><text:soft-page-break/>enemies less likely to target you with attacks</text:p>
            </text:list-item>
          </text:list>
        </text:list-item>
        <text:list-item>
          <text:p text:style-name="P22">Chilled</text:p>
          <text:list>
            <text:list-item>
              <text:p text:style-name="P22">Deal frost damage on turn end</text:p>
            </text:list-item>
          </text:list>
        </text:list-item>
        <text:list-item>
          <text:p text:style-name="P22">Shocked</text:p>
          <text:list>
            <text:list-item>
              <text:p text:style-name="P22">deal air damage on turn end</text:p>
            </text:list-item>
          </text:list>
        </text:list-item>
        <text:list-item>
          <text:p text:style-name="P22">Pinned / Mobility</text:p>
          <text:list>
            <text:list-item>
              <text:p text:style-name="P22">removed</text:p>
            </text:list-item>
          </text:list>
        </text:list-item>
      </text:list>
      <text:p text:style-name="P4"/>
      <text:p text:style-name="P4"/>
      <text:p text:style-name="P5">Talent tree passive bonus Ideas</text:p>
      <text:list xml:id="list4947417148401762733" text:style-name="L19">
        <text:list-item>
          <text:p text:style-name="P23">Duelist</text:p>
          <text:list>
            <text:list-item>
              <text:p text:style-name="P23">Each point grants +5 dodge and parry</text:p>
            </text:list-item>
            <text:list-item>
              <text:p text:style-name="P23">10% damage while dual wielding</text:p>
            </text:list-item>
          </text:list>
        </text:list-item>
        <text:list-item>
          <text:p text:style-name="P23">Guardian</text:p>
          <text:list>
            <text:list-item>
              <text:p text:style-name="P23">Increase dexterity by 1</text:p>
            </text:list-item>
            <text:list-item>
              <text:p text:style-name="P23">Increase physical resistance by 10</text:p>
            </text:list-item>
          </text:list>
        </text:list-item>
        <text:list-item>
          <text:p text:style-name="P23">Brawler</text:p>
          <text:list>
            <text:list-item>
              <text:p text:style-name="P23">Increases damage of Melee attack abilities by 10%</text:p>
            </text:list-item>
            <text:list-item>
              <text:p text:style-name="P23">Increases melee crit by 10%</text:p>
            </text:list-item>
          </text:list>
        </text:list-item>
        <text:list-item>
          <text:p text:style-name="P23">Assassination</text:p>
          <text:list>
            <text:list-item>
              <text:p text:style-name="P23">Increases crit chance by 10%</text:p>
            </text:list-item>
          </text:list>
        </text:list-item>
        <text:list-item>
          <text:p text:style-name="P23">Ranger</text:p>
          <text:list>
            <text:list-item>
              <text:p text:style-name="P23">Increases damage of ranged attacks by 10%</text:p>
            </text:list-item>
          </text:list>
        </text:list-item>
        <text:list-item>
          <text:p text:style-name="P23">Manipulation (tree might be removed)</text:p>
        </text:list-item>
        <text:list-item>
          <text:p text:style-name="P23">Pyromania</text:p>
          <text:list>
            <text:list-item>
              <text:p text:style-name="P23">Increase damage against targets with burning by 10%</text:p>
            </text:list-item>
          </text:list>
        </text:list-item>
        <text:list-item>
          <text:p text:style-name="P23">Cyromancy</text:p>
          <text:list>
            <text:list-item>
              <text:p text:style-name="P23">Increase damage against targets with chilled by 10%</text:p>
            </text:list-item>
          </text:list>
        </text:list-item>
        <text:list-item>
          <text:p text:style-name="P23"><text:soft-page-break/>Shadowcraft</text:p>
          <text:list>
            <text:list-item>
              <text:p text:style-name="P23">Increase damage against targets with weakened by 10%</text:p>
            </text:list-item>
          </text:list>
        </text:list-item>
        <text:list-item>
          <text:p text:style-name="P23">Corruption</text:p>
          <text:list>
            <text:list-item>
              <text:p text:style-name="P23">Increase damage against targets with poisoned by 10%</text:p>
            </text:list-item>
          </text:list>
        </text:list-item>
        <text:list-item>
          <text:p text:style-name="P23">Divinity</text:p>
          <text:list>
            <text:list-item>
              <text:p text:style-name="P23">Increase Stamina and Max Energy by 5</text:p>
            </text:list-item>
          </text:list>
        </text:list-item>
        <text:list-item>
          <text:p text:style-name="P23">Naturalism</text:p>
          <text:list>
            <text:list-item>
              <text:p text:style-name="P23">Increase damage against targets with shocked by 10%</text:p>
            </text:list-item>
          </text:list>
        </text:list-item>
      </text:list>
      <text:p text:style-name="P4"/>
      <text:p text:style-name="P5">Card Ideas</text:p>
      <text:list xml:id="list6779647966848817688" text:style-name="L20">
        <text:list-item>
          <text:p text:style-name="P24">Overview</text:p>
          <text:list>
            <text:list-item>
              <text:p text:style-name="P24">each card should have the following traits defined</text:p>
            </text:list-item>
            <text:list-item>
              <text:p text:style-name="P24">Energy cost</text:p>
            </text:list-item>
            <text:list-item>
              <text:p text:style-name="P24">Type: Melee Attack, Ranged Attack, Skill, Power</text:p>
            </text:list-item>
            <text:list-item>
              <text:p text:style-name="P24">Rarity: Common, Rare, Epic</text:p>
            </text:list-item>
            <text:list-item>
              <text:p text:style-name="P24">Talent Type Requirement: Pyromania, Brawler, etc</text:p>
            </text:list-item>
            <text:list-item>
              <text:p text:style-name="P24">Talent Tier requirement: 1, 2 or 3</text:p>
            </text:list-item>
          </text:list>
        </text:list-item>
      </text:list>
      <text:p text:style-name="P4"/>
      <text:list xml:id="list5197367644938923702" text:style-name="L21">
        <text:list-item>
          <text:p text:style-name="P25">Consistency amonst trees</text:p>
          <text:list>
            <text:list-item>
              <text:p text:style-name="P25">For each talent tree, try and create 1 card of the following type</text:p>
              <text:list>
                <text:list-item>
                  <text:p text:style-name="P25">NO MORE THEN 15 CARDS PER TREE</text:p>
                </text:list-item>
                <text:list-item>
                  <text:p text:style-name="P25">try make at least 1 or 2 synergistic themes for each tree (e.g. Add burn cards to your hand and use them synergy / apply weakened, then take advantage of it, etc)</text:p>
                </text:list-item>
                <text:list-item>
                  <text:p text:style-name="P25">at each tier: 3 common cards, 1 rare and 1 epic (=15 cards in total)</text:p>
                </text:list-item>
                <text:list-item>
                  <text:p text:style-name="P25">At least 1 card of each type (M Attack, R Attack, Skill, Power)</text:p>
                </text:list-item>
                <text:list-item>
                  <text:p text:style-name="P25">Direct damage card</text:p>
                </text:list-item>
                <text:list-item>
                  <text:p text:style-name="P25">Defensive card (gain block)</text:p>
                </text:list-item>
                <text:list-item>
                  <text:p text:style-name="P25">Self buff card (gain 2 X, etc)</text:p>
                </text:list-item>
                <text:list-item>
                  <text:p text:style-name="P25"><text:soft-page-break/>Targetted buff card (give an ally X)</text:p>
                </text:list-item>
                <text:list-item>
                  <text:p text:style-name="P25">debuff card</text:p>
                </text:list-item>
                <text:list-item>
                  <text:p text:style-name="P25">Card draw</text:p>
                </text:list-item>
                <text:list-item>
                  <text:p text:style-name="P25">Energy gain</text:p>
                </text:list-item>
                <text:list-item>
                  <text:p text:style-name="P25">1 Exhaust card</text:p>
                </text:list-item>
              </text:list>
            </text:list-item>
          </text:list>
        </text:list-item>
      </text:list>
      <text:p text:style-name="P4"/>
      <text:list xml:id="list40744693" text:continue-numbering="true" text:style-name="L21">
        <text:list-item>
          <text:p text:style-name="P25"><text:span text:style-name="T1">Basic Starter Cards</text:span> (the cards related to having weapons, and cards that each character starts with)</text:p>
          <text:list>
            <text:list-item>
              <text:p text:style-name="P25">Strike (Energy 10, MA): Deal 100% Weapon Damage</text:p>
            </text:list-item>
            <text:list-item>
              <text:p text:style-name="P25">Shoot (Energy 10, RA, Range 3) Deal 100% Weapon damage.</text:p>
            </text:list-item>
            <text:list-item>
              <text:p text:style-name="P25">Defend (Energy 10, Skill): Gain 5 Block</text:p>
            </text:list-item>
          </text:list>
        </text:list-item>
      </text:list>
      <text:list xml:id="list708757162350981557" text:style-name="L22">
        <text:list-item>
          <text:p text:style-name="P26"><text:span text:style-name="T1">Pyromania</text:span> (Synergistic elements and themes: fire damage, apply burning, shuffle burns into deck, shuffle burn into enemy decks, manipulate burns, self damage and self application of burning, high damage, high risk high reward)</text:p>
          <text:list>
            <text:list-item>
              <text:p text:style-name="P26">Fireball (Energy 10, RA, Range 3): Deal 6 fire damage and apply 2 burning</text:p>
            </text:list-item>
            <text:list-item>
              <text:p text:style-name="P26">Fiery Slash (Energy 10, MA): Deal 140% weapon damage and apply 2 burning</text:p>
            </text:list-item>
            <text:list-item>
              <text:p text:style-name="P26">Hot Head (Energy 0, Skill) Draw 2 cards. Add a burn to your hand.</text:p>
            </text:list-item>
            <text:list-item>
              <text:p text:style-name="P26">Fire Ward (Energy 10, Skill) Gain 8 Block. Shuffle a burn into your draw pile.</text:p>
            </text:list-item>
            <text:list-item>
              <text:p text:style-name="P26">Fire Nova (Energy 10, Skill): Deal 4 Fire Damage and apply 1 burning to all enemies in your aura</text:p>
            </text:list-item>
            <text:list-item>
              <text:p text:style-name="P26">Inferno (Energy 20, Ranged Attack): Deal 15 Fire damage to all enemies. Shuffle 2 burns into your draw pile.</text:p>
            </text:list-item>
            <text:list-item>
              <text:p text:style-name="P26">Meteor (Energy 20, Ranged Attack): Deal 10 fire damage and apply 2 burning to ALL characters in a 3x3 area.</text:p>
            </text:list-item>
            <text:list-item>
              <text:p text:style-name="P26">Melt (Energy 10, Skill) Remove all block from a target. Apply 3 burning. Exhaust</text:p>
            </text:list-item>
            <text:list-item>
              <text:p text:style-name="P26">Blaze (Energy 0, Skill) Target character converts all weapon damage into Fire damage until the end of their next activation. Exhaust</text:p>
            </text:list-item>
            <text:list-item>
              <text:p text:style-name="P26">Eruption (Energy 10, Skill): Exhaust a card in your hand. If it is a burn card, Deal 12 damage to all enemies within your aura.</text:p>
            </text:list-item>
            <text:list-item>
              <text:p text:style-name="P26">Raining Fire (Energy 10, Skill): Apply 2 burning to all enemies</text:p>
            </text:list-item>
            <text:list-item>
              <text:p text:style-name="P26">Immolation (Energy 10, Power): Your Melee Attack and Ranged attack abilities that reduce health apply 1 burning.</text:p>
            </text:list-item>
            <text:list-item>
              <text:p text:style-name="P26">Phoenix Dive (Energy 10, Skill) Teleport to a tile within 2. Apply 1 burning to enemies within <text:soft-page-break/>your aura.</text:p>
            </text:list-item>
            <text:list-item>
              <text:p text:style-name="P26">Demon Form (Energy 30, Power) Increase all fire damage dealt by 30%. Gain 30 fire resistance</text:p>
            </text:list-item>
            <text:list-item>
              <text:p text:style-name="P26">Fiery Aura (Energy 20, Power): On activation end, deal 5 fire damage enemies within your aura.</text:p>
            </text:list-item>
            <text:list-item>
              <text:p text:style-name="P26">Combustion (Energy 30, Skill): Remove all burning from a target. Deal fire damage to the target and all enemies within 1 equal to the amount removed.</text:p>
            </text:list-item>
          </text:list>
        </text:list-item>
      </text:list>
      <text:list xml:id="list8337364751817535882" text:style-name="L23">
        <text:list-item>
          <text:p text:style-name="P27"><text:span text:style-name="T1">Brawler</text:span> (Synergistic elements and themes: Two handed weapon synergy, AoE Melee damage, Big single target melee damage, self damage)</text:p>
          <text:list>
            <text:list-item>
              <text:p text:style-name="P27">Whirlwind (Energy 10, Melee Attack, Req MW): Deal 100% Weapon Damage to all enemies</text:p>
            </text:list-item>
            <text:list-item>
              <text:p text:style-name="P27">Smash (Energy 10, Melee Attack): Deal 200% Weapon damage to a target</text:p>
            </text:list-item>
            <text:list-item>
              <text:p text:style-name="P27">Tenacious (Energy 10, Power): Gain +2 Tenacious</text:p>
            </text:list-item>
            <text:list-item>
              <text:p text:style-name="P27">Go Bonkers (Energy 10, Skill): Give a target 50 bonus critical chance and 'Confused' until the end of their next activation. Exhaust</text:p>
            </text:list-item>
            <text:list-item>
              <text:p text:style-name="P27">Kick To The Balls (Energy 10, Melee Attack): Apply stunned to a target. Exhaust</text:p>
            </text:list-item>
            <text:list-item>
              <text:p text:style-name="P27">Charge (Energy 20, Skill): Move to a target within 1+ Mobility and apply 2 Vulnerable.</text:p>
            </text:list-item>
            <text:list-item>
              <text:p text:style-name="P27">Blade Flurry (Energy 30, MA): Deal 140% weapon damage to a random enemy in your melee range 3 times.</text:p>
            </text:list-item>
            <text:list-item>
              <text:p text:style-name="P27">Battle Cry (Energy 0, Skill): Draw 2 cards. Exhaust</text:p>
            </text:list-item>
            <text:list-item>
              <text:p text:style-name="P27">Feel No Pain (Energy 10, Skill): Gain 1 barrier. Exhaust</text:p>
            </text:list-item>
            <text:list-item>
              <text:p text:style-name="P27">Masochism (Energy 10, Power): While you have 50% or less health, your have +30 critical chance.</text:p>
            </text:list-item>
            <text:list-item>
              <text:p text:style-name="P27">Growing (Energy 30, Power): On activation start, gain 2 Strength.</text:p>
            </text:list-item>
            <text:list-item>
              <text:p text:style-name="P27">Sweeping Strikes (Energy 20, Power): Increase your melee range by 1, OR</text:p>
            </text:list-item>
            <text:list-item>
              <text:p text:style-name="P27">Sweeping Strikes (Energy 0, Skill): Give a target +1 Melee range until the end of its next activation. Exhaust</text:p>
            </text:list-item>
          </text:list>
        </text:list-item>
        <text:list-item>
          <text:p text:style-name="P27"><text:span text:style-name="T1">Duelist</text:span> (Synergistic elements and themes: <text:s/>dual wield synergy, melee damage countering and avoidance, movement and mobility, parry, combo)</text:p>
          <text:list>
            <text:list-item>
              <text:p text:style-name="P27">Dash (Energy 0, Skill) Move to a tile within your mobility. Draw a card. Exhaust</text:p>
            </text:list-item>
            <text:list-item>
              <text:p text:style-name="P27">Twin Strike (Energy 10, MA): Attack with both melee weapons for 140% weapon damage</text:p>
            </text:list-item>
            <text:list-item>
              <text:p text:style-name="P27">Tendon Slash (Energy 10, M Attack): 140% weapon damage, apply 2 Bleeding</text:p>
            </text:list-item>
            <text:list-item>
              <text:p text:style-name="P27">Riposte (Energy 10, Power): Whenever you parry an attack, counter attack for 100% weapon damage.</text:p>
            </text:list-item>
            <text:list-item>
              <text:p text:style-name="P27"><text:soft-page-break/>Fluidity (Energy 0, Skill) Discard your hand. For each discard, draw a card. Exhaust</text:p>
            </text:list-item>
            <text:list-item>
              <text:p text:style-name="P27">Virtuoso (Energy 10, Power): Your melee attacks cannot be parried.</text:p>
            </text:list-item>
            <text:list-item>
              <text:p text:style-name="P27">Shield Shatter (Energy 10, MA): Remove all block from a target. Deal 100% weapon damage.</text:p>
            </text:list-item>
            <text:list-item>
              <text:p text:style-name="P27">Evasion (Energy 10, Skill): Give a target 50 bonus parry chance until the end of its next activation. Exhaust.</text:p>
            </text:list-item>
            <text:list-item>
              <text:p text:style-name="P27">Disarm (Energy 10, MA): Deal 100% weapon damage and apply Disarmed. Exhaust</text:p>
            </text:list-item>
            <text:list-item>
              <text:p text:style-name="P27">Second Wind (Energy 0, Skill): Gain maximum energy. Exhaust.</text:p>
            </text:list-item>
            <text:list-item>
              <text:p text:style-name="P27">Decapitate (Energy 10, MA): Deal 140% weapon damage. If the target has 30% or less health, they are killed instantly. Exhaust</text:p>
            </text:list-item>
            <text:list-item>
              <text:p text:style-name="P27">Blade Dance (Energy 10, Power): Whenever your parry an attack, draw 1 card and gain 10 energy.</text:p>
            </text:list-item>
          </text:list>
        </text:list-item>
        <text:list-item>
          <text:p text:style-name="P42">Guardian <text:span text:style-name="T2">(Synergistic elements and themes: <text:s/>gain block, give allies block, defensive buffs, deal damage the more block you have, taunt and provoke enemies)</text:span></text:p>
          <text:list>
            <text:list-item>
              <text:p text:style-name="P27">Cautious (Energy 10, Power): Gain +4 Cautious</text:p>
            </text:list-item>
            <text:list-item>
              <text:p text:style-name="P27">Testudo (Energy 0, Skill): Gain 5 Block</text:p>
            </text:list-item>
            <text:list-item>
              <text:p text:style-name="P27">Shield Slam (Energy 10, Melee Attack): Deal damage equal to your current block to a target</text:p>
            </text:list-item>
            <text:list-item>
              <text:p text:style-name="P27">Unwavering (Energy 30, Power): Your block does not expire on activation end.</text:p>
            </text:list-item>
            <text:list-item>
              <text:p text:style-name="P27">Reactive Armour (Energy 20, Skill): Deal damage equal to your current block to all enemies in your aura. Exhaust</text:p>
            </text:list-item>
            <text:list-item>
              <text:p text:style-name="P27">Provoke (Energy 10, Skill): Force an enemy to focus its abilities on you for one turn</text:p>
            </text:list-item>
            <text:list-item>
              <text:p text:style-name="P27">Challenging Roar (Energy 20, Skill) Force all enemies in your aura to focus their abilities on you for one turn</text:p>
            </text:list-item>
            <text:list-item>
              <text:p text:style-name="P27">Guardian Aura (Energy 20, Power): On activation end, give 5 block to allies within your aura</text:p>
            </text:list-item>
            <text:list-item>
              <text:p text:style-name="P27">Harden (Energy 10, Skill) Give a target 2 Dexterity</text:p>
            </text:list-item>
            <text:list-item>
              <text:p text:style-name="P27">Sword And Board (Energy 10, MA): Deal 140% weapon damage. Gain 5 Block.</text:p>
            </text:list-item>
            <text:list-item>
              <text:p text:style-name="P27">Petrify (Energy 10, Skill, R3): Give a target 8 Block. Removes Stunned, Sleep and Immobilized. Exhaust</text:p>
            </text:list-item>
            <text:list-item>
              <text:p text:style-name="P27">Get Down! (Energy 10, Skill): Move to a location within mobility +1. On arrival grant 5 block to yourself and allies in your aura.</text:p>
            </text:list-item>
            <text:list-item>
              <text:p text:style-name="P27">Shield Wall (Energy 10, Skill): Give a target 5 Block. Draw 2 cards</text:p>
            </text:list-item>
            <text:list-item>
              <text:p text:style-name="P27">Bouncing Shield (Energy 10, RA, R3): Deal 8 physical damage to a target. Bounces to a random <text:soft-page-break/>adjacent enemy. </text:p>
            </text:list-item>
          </text:list>
        </text:list-item>
        <text:list-item>
          <text:p text:style-name="P27"><text:span text:style-name="T1">Assassination</text:span> (Synergistic elements and themes: <text:s/>gain stealth, stealth synergy, back stabbing synergy, movement, combo, high card draw, low impact attacks in high volume, stunned and disables)</text:p>
          <text:list>
            <text:list-item>
              <text:p text:style-name="P27">Shank (Energy 0, Melee Attack): Deal 100% Weapon damage to a target</text:p>
            </text:list-item>
            <text:list-item>
              <text:p text:style-name="P27">Backstab (Energy 10, MA): Deal 140% weapon damage to a target. If this back strikes, draw 2 cards.</text:p>
            </text:list-item>
            <text:list-item>
              <text:p text:style-name="P27">Cheap Shot (Energy 20, Melee Attack): Deal 200% Weapon damage to a target. If camo, apply stunned</text:p>
            </text:list-item>
            <text:list-item>
              <text:p text:style-name="P27">Shadow Step (Energy 10, Skill. Range 2): Teleport to a tile within 2. Gain camoflage. Exhaust</text:p>
            </text:list-item>
            <text:list-item>
              <text:p text:style-name="P27">Backlash (Energy 20, Skill. Range 3): Teleport to a targets back arc tile. Costs 0 if you have camoflage.</text:p>
            </text:list-item>
            <text:list-item>
              <text:p text:style-name="P27">Slice and Dice (Energy X, MA): Spend all your energy. For each 10 spent, deal 100% weapon damage to a target.</text:p>
            </text:list-item>
            <text:list-item>
              <text:p text:style-name="P27">Vanish (Energy 0, Skill): Immediately gain camoflage. Exhaust</text:p>
            </text:list-item>
            <text:list-item>
              <text:p text:style-name="P27">Rapid Cloaking (Energy 30, Power): On activation end, gain camoflage.</text:p>
            </text:list-item>
            <text:list-item>
              <text:p text:style-name="P27">Smoke Bomb (Energy 20, Skill): Apply camoflage to all characters in a 3x3 area. Exhaust</text:p>
            </text:list-item>
            <text:list-item>
              <text:p text:style-name="P27">Chloroform Bomb (Energy 20, Ranged Attack) Deal 8 physical damage and apply Silenced to all enemies in a 3x3 area.</text:p>
            </text:list-item>
            <text:list-item>
              <text:p text:style-name="P27">Sharpen Blade (Energy 0, Skill): Your next melee attack ability is guaranteed to critical. Exhaust</text:p>
            </text:list-item>
            <text:list-item>
              <text:p text:style-name="P27">Patient Stalker (Energy 20, Power) While camoflaged, you have +20 Stamina and +1 Mobility.</text:p>
            </text:list-item>
            <text:list-item>
              <text:p text:style-name="P27">Predator (Energy 20, Power): While camoflaged, you have +50 critical chance.</text:p>
            </text:list-item>
            <text:list-item>
              <text:p text:style-name="P27">Opportunist (Energy 20, Power): Your melee attacks have +50 critical chance when back striking</text:p>
            </text:list-item>
          </text:list>
        </text:list-item>
        <text:list-item>
          <text:p text:style-name="P27"><text:span text:style-name="T1">Ranger</text:span> (Synergistic elements and themes: Ranged attacks, bow weapon requirements, movement, camoflage synergy, distance synergy, tile/location synergy, support, high single target and aoe damage)</text:p>
          <text:list>
            <text:list-item>
              <text:p text:style-name="P27">Haste (Energy 10, Skill): Give an ally +1 Mobility and Initiative</text:p>
            </text:list-item>
            <text:list-item>
              <text:p text:style-name="P27">Take Aim (Energy 10, Skill): Your next Ranged Attack ability is guaranteed to critically strike.</text:p>
            </text:list-item>
            <text:list-item>
              <text:p text:style-name="P27">Head Shot (Energy 20, Ranged Attack): Deal 200% Weapon damage to a target</text:p>
            </text:list-item>
            <text:list-item>
              <text:p text:style-name="P27">Ricochet (Energy 10, Ranged Attack): Deal 140% weapon damage to a target. Bounces to a random adjacent enemy.</text:p>
            </text:list-item>
            <text:list-item>
              <text:p text:style-name="P27">Hawk Eye (Energy 20, Power): Increaese the range of your ranged attack abilities by 1.</text:p>
            </text:list-item>
            <text:list-item>
              <text:p text:style-name="P27"><text:soft-page-break/>Pinning Shot (Energy 10, RA, 3) Deal 140% weapon damage and apply Immobilized. </text:p>
            </text:list-item>
            <text:list-item>
              <text:p text:style-name="P27">Quick Draw (Energy 20, Power): Your first ranged attack ability each turn cost 0, OR</text:p>
            </text:list-item>
            <text:list-item>
              <text:p text:style-name="P27">Quick Draw (Energy 0, Skill): Reduce the cost of a random ranged attack card in your hand to 0. </text:p>
            </text:list-item>
            <text:list-item>
              <text:p text:style-name="P27">Forest Medicine (Energy 10, Skill): Give a target 8 Block. Removes burning, shocked and chilled. Exhaust.</text:p>
            </text:list-item>
            <text:list-item>
              <text:p text:style-name="P27">Impaling Bolt (Energy 20, RA): Deal 140% weapon damage and apply 3 Knock back.</text:p>
            </text:list-item>
            <text:list-item>
              <text:p text:style-name="P27">Flare (Energy 0, Skill, R 4): Remove camoflage from all characters in a 3x3 area. Draw 1 card.</text:p>
            </text:list-item>
            <text:list-item>
              <text:p text:style-name="P27">Snipe (Energy 10, R 5): Deal 100% Weapon damage to a target.</text:p>
            </text:list-item>
            <text:list-item>
              <text:p text:style-name="P27">Rapid Fire (Energy X, R3): Spend all you energy. For each 10 spent, deal 100% weapon damage to a target.</text:p>
            </text:list-item>
            <text:list-item>
              <text:p text:style-name="P27">Overwatch (Energy 10, Skill):</text:p>
            </text:list-item>
            <text:list-item>
              <text:p text:style-name="P27">Tree Leap (Energy 10, Skill, R3): Teleport to a grass tile within 3.</text:p>
            </text:list-item>
          </text:list>
        </text:list-item>
        <text:list-item>
          <text:p text:style-name="P27"><text:span text:style-name="T1">Manipulation</text:span> (Synergistic elements and themes: )</text:p>
          <text:list>
            <text:list-item>
              <text:p text:style-name="P27">Flux (Energy 10, Power): Your first move action each turn costs 0</text:p>
            </text:list-item>
            <text:list-item>
              <text:p text:style-name="P27">Telekinesis (Energy 0, Skill): Teleport a target to a location within 1 of its current position</text:p>
            </text:list-item>
            <text:list-item>
              <text:p text:style-name="P27">Phase Shift (Energy 10, Skill, R3): Switch places with a target via teleportation.</text:p>
            </text:list-item>
          </text:list>
        </text:list-item>
        <text:list-item>
          <text:p text:style-name="P27"><text:span text:style-name="T1">Cyromancy</text:span> (Synergistic elements and themes: )</text:p>
          <text:list>
            <text:list-item>
              <text:p text:style-name="P27">Icy Wisdom (Energy 10, Skill, R 3): Give a target 2 Wisdom.</text:p>
            </text:list-item>
            <text:list-item>
              <text:p text:style-name="P27">Ice Shard (Energy 10, RA, R3): Deal 6 Frost damage to a target and apply 'Chilled'.</text:p>
            </text:list-item>
            <text:list-item>
              <text:p text:style-name="P27">Frost Bolt (Energy 10, RA, R3): Deal 8 Frost damage to a target. If they are 'Chilled', apply Immobilized.</text:p>
            </text:list-item>
            <text:list-item>
              <text:p text:style-name="P27">Cyrogenic Stasis (Energy 10, Skill, R3): Give a target 1 Barrier. Shuffle a 'Frost Bite' into their draw pile. Exhaust.</text:p>
            </text:list-item>
            <text:list-item>
              <text:p text:style-name="P27"><text:s/>(Energy 0, Skill) Target character converts all weapon damage into Frost damage until the end of their next activation. Exhaust</text:p>
            </text:list-item>
            <text:list-item>
              <text:p text:style-name="P27">Frost Nova (Energy 10, Skill): Deal 4 Frost damage and apply Chilled to all enemies within your aura</text:p>
            </text:list-item>
            <text:list-item>
              <text:p text:style-name="P27">Blizzard (Energy 20, RA, R3): Deal 10 Frost damage and apply chilled to all characters in a 3x3 area.</text:p>
            </text:list-item>
          </text:list>
        </text:list-item>
        <text:list-item>
          <text:p text:style-name="P27"><text:span text:style-name="T1">Shadowcraft</text:span> (Synergistic elements and themes: )</text:p>
          <text:list>
            <text:list-item>
              <text:p text:style-name="P27"><text:soft-page-break/>Shadow Blast (Energy 10, RA, R 3): Deal 6 shadow damage to a target and apply 1 weakened.</text:p>
            </text:list-item>
            <text:list-item>
              <text:p text:style-name="P27">Mind Spike (Energy 0, RA, 3): Deal 8 Shadow damage and apply 1 Knockback. Exhaust</text:p>
            </text:list-item>
            <text:list-item>
              <text:p text:style-name="P27">Shadowy Strike (Energy 10, MA): Deal 140% Weapon damage and apply 1 weakened.</text:p>
            </text:list-item>
            <text:list-item>
              <text:p text:style-name="P27">Hex: (Energy 0, Skill, R 3): Apply 2 Weakened and 2 Vulnerable to a target. Exhaust</text:p>
            </text:list-item>
            <text:list-item>
              <text:p text:style-name="P27">Shadow Aura (Energy 10, Power): On activation end, apply 1 weakened to all enemies with your aura.</text:p>
            </text:list-item>
            <text:list-item>
              <text:p text:style-name="P27">Siphon Life (Energy 0, RA) Remove all weakened from an enemy. For each stack removed, gain 10 energy and draw 1 card. </text:p>
            </text:list-item>
            <text:list-item>
              <text:p text:style-name="P27">Chaos Bolt (Energy 20, RA, R 3): Deal 8 Shadow damage and apply stunned. Exhaust.</text:p>
            </text:list-item>
            <text:list-item>
              <text:p text:style-name="P27">Dark Gift (Energy 10, Skill): Increase all damage dealt by an ally by 30% until the end of their next activation.</text:p>
            </text:list-item>
            <text:list-item>
              <text:p text:style-name="P27">Revel In Death (Energy 10, Skill, R3): For each stack of weakened on a target, gain 3 block.</text:p>
            </text:list-item>
            <text:list-item>
              <text:p text:style-name="P27">Nether Leash (Energy 10, RA, R3): Deal 6 shadow damage to a target, then teleport to a random tile adjacent to them.</text:p>
            </text:list-item>
            <text:list-item>
              <text:p text:style-name="P27">Radiant Death (Energy 10, Skill) Exhaust your hand. For each card exhausted, deal 5 shadow damage to all enemies within your aura.</text:p>
            </text:list-item>
            <text:list-item>
              <text:p text:style-name="P27">Rain of Chaos (Energy 20, RA, R 3): Deal 10 Shadow damage and apply 2 Weakened to all characters in a 3x3 area.</text:p>
            </text:list-item>
            <text:list-item>
              <text:p text:style-name="P27">Nightmare (Energy 10, Skill) Apply 2 Sleep to an enemy. Exhaust</text:p>
            </text:list-item>
            <text:list-item>
              <text:p text:style-name="P27">Enveloping Shadows (Energy 10, Skill, R 3) Give a target camoflage.</text:p>
            </text:list-item>
            <text:list-item>
              <text:p text:style-name="P27">Shadow Wreath (Energy 0, Skill): Target character converts all weapon damage into Shadow damage until the end of their next activation. Exhaust</text:p>
            </text:list-item>
            <text:list-item>
              <text:p text:style-name="P27">Shadow Form (Power, Energy 30): Increase all shadow damage dealt by 30%. Increase shadow resistance by 30.</text:p>
            </text:list-item>
            <text:list-item>
              <text:p text:style-name="P27">Malice (Power, Energy 20) Whenever you apply weakened, apply 1 vulnerable.</text:p>
            </text:list-item>
          </text:list>
        </text:list-item>
        <text:list-item>
          <text:p text:style-name="P27"><text:span text:style-name="T1">Corruption</text:span> (Synergistic elements and themes: )</text:p>
          <text:list>
            <text:list-item>
              <text:p text:style-name="P27">Antidote (Energy 10, Skill): Give a target 8 Block. Remove all poisoned. Exhaust</text:p>
            </text:list-item>
            <text:list-item>
              <text:p text:style-name="P27">Toxic Slash (Energy 10, MA): 140% weapon damage, apply 2 poisoned</text:p>
            </text:list-item>
            <text:list-item>
              <text:p text:style-name="P27">Venomous (Energy 20, Power): Gain venomous 1</text:p>
            </text:list-item>
            <text:list-item>
              <text:p text:style-name="P27">Poisonous (Energy 10, Power): Your Melee Attack and Ranged attack abilities that reduce health apply 1 poisoned.</text:p>
            </text:list-item>
            <text:list-item>
              <text:p text:style-name="P27"><text:soft-page-break/>Blight (Energy 10, RA, Range 3) Deal 6 poison damage and apply 2 poisoned</text:p>
            </text:list-item>
            <text:list-item>
              <text:p text:style-name="P27">Noxious Fumes (Energy 10, Skill) Deal 4 poison damage and apply 2 poisoned to enemies within your aura</text:p>
            </text:list-item>
            <text:list-item>
              <text:p text:style-name="P27">Blood Offering (Energy 0, Skill) Lose 3 HP, Gain 10 Energy. </text:p>
            </text:list-item>
            <text:list-item>
              <text:p text:style-name="P27">Toxic Aura (Energy 20, Power): On activation end, apply 2 poisoned to enemies within your aura</text:p>
            </text:list-item>
            <text:list-item>
              <text:p text:style-name="P27">Toxic Rain (Energy 10, Skill): Apply 2 poisoned to all enemies.</text:p>
            </text:list-item>
            <text:list-item>
              <text:p text:style-name="P27">Chemical Reaction (Energy 20, Skill): Double a targets current 'Poisoned' amount. Exhaust.</text:p>
            </text:list-item>
            <text:list-item>
              <text:p text:style-name="P27">Drain (Energy 10, Skill): Remove all poisoned from a target. Deal poison damage equal to the amount removed.</text:p>
            </text:list-item>
          </text:list>
        </text:list-item>
        <text:list-item>
          <text:p text:style-name="P27"><text:span text:style-name="T1">Divinity</text:span> (Synergistic elements and themes: )</text:p>
          <text:list>
            <text:list-item>
              <text:p text:style-name="P27">Inspire (Energy 10, Skill): Give an ally 2 Strength.</text:p>
            </text:list-item>
            <text:list-item>
              <text:p text:style-name="P27">Holy Fire (Energy 10, Skill): Give an ally 6 block, or deal 6 fire damage to an enemy</text:p>
            </text:list-item>
            <text:list-item>
              <text:p text:style-name="P27">Radiance (Energy 10, Power): Increase the size of your aura by 1.</text:p>
            </text:list-item>
            <text:list-item>
              <text:p text:style-name="P27">Divine Spirit (Energy 20, Skill, R3): Increase a targets aura size by 1.</text:p>
            </text:list-item>
            <text:list-item>
              <text:p text:style-name="P27">Invigorate (Energy 0, Skill, R 3): Give a target 20 Energy</text:p>
            </text:list-item>
            <text:list-item>
              <text:p text:style-name="P27">Encouraging Aura (Energy 20, Power): On activation end, give 10 Energy to allies within your aura.</text:p>
            </text:list-item>
            <text:list-item>
              <text:p text:style-name="P27">Clarity (Energy 10, Skill, R3): Give an ally 8 Block. Removes Blind, Disarmed and Silenced. Exhaust</text:p>
            </text:list-item>
            <text:list-item>
              <text:p text:style-name="P27">Consecrate (Energy 10, Skill): Deal 5 Fire damage to enemies within your Aura. Give 5 block to allies in your Aura.</text:p>
            </text:list-item>
            <text:list-item>
              <text:p text:style-name="P27">Transcendence (Energy 30, Skill) Give a targt 3 Barrier. Exhaust</text:p>
            </text:list-item>
            <text:list-item>
              <text:p text:style-name="P27">Blinding Radiance (Energy 20, RA, R 3): Deal 10 Fire damage and apply Blind to all enemies in a 3x3 area.</text:p>
            </text:list-item>
            <text:list-item>
              <text:p text:style-name="P27">Sacred Aura (Energy 30, Power): On activation end, remove Blind, Silenced, Disarmed and Immobilized from allies in your Aura.</text:p>
            </text:list-item>
          </text:list>
        </text:list-item>
        <text:list-item>
          <text:p text:style-name="P27"><text:span text:style-name="T1">Naturalism</text:span> (Synergistic elements and themes: )</text:p>
          <text:list>
            <text:list-item>
              <text:p text:style-name="P27">Lightning Bolt (Energy 10, RA, R 3): Deal 6 air damage to a target and apply shocked</text:p>
            </text:list-item>
            <text:list-item>
              <text:p text:style-name="P27">Thunder Strike: (Energy 20, MA) Deal 200% weapon damage. If the target is shocked, apply stunned</text:p>
            </text:list-item>
            <text:list-item>
              <text:p text:style-name="P27">Chain Lightning (Energy 20, RA, R 3): Deal 8 air damage and apply shocked. Bounces to a <text:soft-page-break/>random adjacent enemy up to 2 more times.</text:p>
            </text:list-item>
            <text:list-item>
              <text:p text:style-name="P27">Primal Rage (Energy 10, Skill): Give a target 3 strength until the end of their next activation. Exhaust</text:p>
            </text:list-item>
            <text:list-item>
              <text:p text:style-name="P27">Spirit Vision (Energy 10, Skill, R 3): Give an ally 8 block and True Sight until the end of their next activation. Exhaust</text:p>
            </text:list-item>
            <text:list-item>
              <text:p text:style-name="P27">Spirit Surge (Energy 0, Skill): Give 20 energy to all allies within your aura. Exhaust</text:p>
            </text:list-item>
          </text:list>
        </text:list-item>
      </text:list>
      <text:p text:style-name="P4"/>
      <text:p text:style-name="P4"/>
      <text:list xml:id="list40741067" text:continue-list="list40720750" text:style-name="L3">
        <text:list-header>
          <text:p text:style-name="P46">HoHD version</text:p>
        </text:list-header>
      </text:list>
      <text:p text:style-name="P5">General Ideas</text:p>
      <text:list xml:id="list40733625" text:continue-numbering="true" text:style-name="L3">
        <text:list-item>
          <text:list>
            <text:list-item>
              <text:p text:style-name="P12">movement, range and tiles are still a thing</text:p>
            </text:list-item>
            <text:list-item>
              <text:p text:style-name="P12">board size is 5x7</text:p>
            </text:list-item>
            <text:list-item>
              <text:p text:style-name="P12">do enemies have decks/card? Do they have abilities?</text:p>
              <text:list>
                <text:list-item>
                  <text:p text:style-name="P12">If decks/cards, how do we write the ai logic for each enemy?</text:p>
                </text:list-item>
              </text:list>
            </text:list-item>
          </text:list>
        </text:list-item>
      </text:list>
      <text:p text:style-name="P4"/>
      <text:p text:style-name="P5">Talent tree passive bonus Ideas</text:p>
      <text:list xml:id="list40713985" text:continue-list="list4947417148401762733" text:style-name="L19">
        <text:list-item>
          <text:p text:style-name="P23">Duelist</text:p>
          <text:list>
            <text:list-item>
              <text:p text:style-name="P23">Each point grants +5 dodge and parry</text:p>
            </text:list-item>
            <text:list-item>
              <text:p text:style-name="P23">Each point increases parry by 10</text:p>
            </text:list-item>
            <text:list-item>
              <text:p text:style-name="P23">Increase damage by 10% while dualwielding</text:p>
            </text:list-item>
          </text:list>
        </text:list-item>
        <text:list-item>
          <text:p text:style-name="P23">Guardian</text:p>
          <text:list>
            <text:list-item>
              <text:p text:style-name="P23">Increase dexterity by 1</text:p>
            </text:list-item>
            <text:list-item>
              <text:p text:style-name="P23">Increase physical resistance by 10</text:p>
            </text:list-item>
            <text:list-item>
              <text:p text:style-name="P23">Increase all resistances by 5</text:p>
            </text:list-item>
            <text:list-item>
              <text:p text:style-name="P23">Increase all block gaind by 10%</text:p>
            </text:list-item>
          </text:list>
        </text:list-item>
        <text:list-item>
          <text:p text:style-name="P23">Brawler</text:p>
          <text:list>
            <text:list-item>
              <text:p text:style-name="P23">Increases damage of Melee attack abilities by 10%</text:p>
            </text:list-item>
            <text:list-item>
              <text:p text:style-name="P23">Increases melee crit by 10%</text:p>
            </text:list-item>
            <text:list-item>
              <text:p text:style-name="P23"><text:soft-page-break/>Increases all damage dealt by 5% for each enemy in your melee range</text:p>
            </text:list-item>
          </text:list>
        </text:list-item>
        <text:list-item>
          <text:p text:style-name="P23">Assassination</text:p>
          <text:list>
            <text:list-item>
              <text:p text:style-name="P23">Increases crit chance by 10%</text:p>
            </text:list-item>
            <text:list-item>
              <text:p text:style-name="P23">Increase damage while camoflaged by 20%</text:p>
            </text:list-item>
            <text:list-item>
              <text:p text:style-name="P23">Increase damage while back striking by 10%</text:p>
            </text:list-item>
          </text:list>
        </text:list-item>
        <text:list-item>
          <text:p text:style-name="P23">Ranger</text:p>
          <text:list>
            <text:list-item>
              <text:p text:style-name="P23">Increases damage of ranged attacks by 10%</text:p>
            </text:list-item>
            <text:list-item>
              <text:p text:style-name="P23">Increases damage of ranged attacks by 5% for each tile between you and the target</text:p>
            </text:list-item>
          </text:list>
        </text:list-item>
        <text:list-item>
          <text:p text:style-name="P23">Manipulation </text:p>
          <text:list>
            <text:list-item>
              <text:p text:style-name="P23">Increase dodge chance by 10</text:p>
            </text:list-item>
          </text:list>
        </text:list-item>
        <text:list-item>
          <text:p text:style-name="P23">Pyromania</text:p>
          <text:list>
            <text:list-item>
              <text:p text:style-name="P23">Increase damage against targets with burning by 10%</text:p>
            </text:list-item>
          </text:list>
        </text:list-item>
        <text:list-item>
          <text:p text:style-name="P23">Cyromancy</text:p>
          <text:list>
            <text:list-item>
              <text:p text:style-name="P23">Increase damage against targets with chilled by 10%</text:p>
            </text:list-item>
          </text:list>
        </text:list-item>
        <text:list-item>
          <text:p text:style-name="P23">Shadowcraft</text:p>
          <text:list>
            <text:list-item>
              <text:p text:style-name="P23">Increase damage against targets with weakened by 10%</text:p>
            </text:list-item>
          </text:list>
        </text:list-item>
        <text:list-item>
          <text:p text:style-name="P23">Corruption</text:p>
          <text:list>
            <text:list-item>
              <text:p text:style-name="P23">Increase damage against targets with poisoned by 10%</text:p>
            </text:list-item>
          </text:list>
        </text:list-item>
        <text:list-item>
          <text:p text:style-name="P23">Divinity</text:p>
          <text:list>
            <text:list-item>
              <text:p text:style-name="P23">Increase Stamina and Max Energy by 5</text:p>
            </text:list-item>
            <text:list-item>
              <text:p text:style-name="P23">On turn start, reduce the cost of a random card in your hand by 10/20/30</text:p>
            </text:list-item>
            <text:list-item>
              <text:p text:style-name="P23">On turn start, reduce the cost of 1/2/3 random cards in your hand by 10 (or maybe to 0)</text:p>
            </text:list-item>
            <text:list-item>
              <text:p text:style-name="P23">Increase your aura size by 1</text:p>
            </text:list-item>
          </text:list>
        </text:list-item>
        <text:list-item>
          <text:p text:style-name="P23">Naturalism</text:p>
          <text:list>
            <text:list-item>
              <text:p text:style-name="P23">Increase damage against targets with shocked by 10%</text:p>
            </text:list-item>
          </text:list>
        </text:list-item>
        <text:list-item>
          <text:p text:style-name="P23"><text:span text:style-name="T1">Basic Starter Cards</text:span> (the cards related to having weapons, and cards that each character starts with)</text:p>
          <text:list>
            <text:list-item>
              <text:p text:style-name="P23">Strike (Energy 10, MA): Deal 100% Weapon Damage</text:p>
            </text:list-item>
            <text:list-item>
              <text:p text:style-name="P23">Shoot (Energy 10, RA, Range 3) Deal 100% Weapon damage.</text:p>
            </text:list-item>
            <text:list-item>
              <text:p text:style-name="P23"><text:soft-page-break/>Defend (Energy 10, Skill): Gain 5 Block</text:p>
            </text:list-item>
          </text:list>
        </text:list-item>
        <text:list-item>
          <text:p text:style-name="P23"><text:span text:style-name="T1">Pyromania</text:span> (Synergistic elements and themes: fire damage, apply burning, shuffle burns into deck, shuffle burn into enemy decks, manipulate burns, self damage and self application of burning, high damage, high risk high reward)</text:p>
          <text:list>
            <text:list-item>
              <text:p text:style-name="P23">Fireball (Energy 10, RA, Range 3): Deal 6 fire damage and apply 2 burning</text:p>
            </text:list-item>
            <text:list-item>
              <text:p text:style-name="P23">Fiery Slash (Energy 10, MA): Deal 140% weapon damage and apply 2 burning</text:p>
            </text:list-item>
            <text:list-item>
              <text:p text:style-name="P23">Hot Head (Energy 0, Skill) Draw 2 cards. Add a burn to your hand.</text:p>
            </text:list-item>
            <text:list-item>
              <text:p text:style-name="P23">Fire Ward (Energy 10, Skill) Gain 8 Block. Shuffle a burn into your draw pile.</text:p>
            </text:list-item>
            <text:list-item>
              <text:p text:style-name="P23">Fire Nova (Energy 10, Skill): Deal 4 Fire Damage and apply 1 burning to all enemies in your aura</text:p>
            </text:list-item>
            <text:list-item>
              <text:p text:style-name="P23">Inferno (Energy 20, Ranged Attack): Deal 15 Fire damage to all enemies. Shuffle 2 burns into your draw pile.</text:p>
            </text:list-item>
            <text:list-item>
              <text:p text:style-name="P23">Meteor (Energy 20, Ranged Attack): Deal 10 fire damage and apply 2 burning to ALL characters in a 3x3 area.</text:p>
            </text:list-item>
            <text:list-item>
              <text:p text:style-name="P23">Melt (Energy 10, Skill) Remove all block from a target. Apply 3 burning. Exhaust</text:p>
            </text:list-item>
            <text:list-item>
              <text:p text:style-name="P23">Blaze (Energy 0, Skill) Target character converts all weapon damage into Fire damage until the end of their next activation. Exhaust</text:p>
            </text:list-item>
            <text:list-item>
              <text:p text:style-name="P23">Eruption (Energy 10, Skill): Exhaust a card in your hand. If it is a burn card, Deal 12 damage to all enemies within your aura.</text:p>
            </text:list-item>
            <text:list-item>
              <text:p text:style-name="P23">Raining Fire (Energy 10, Skill): Apply 2 burning to all enemies</text:p>
            </text:list-item>
            <text:list-item>
              <text:p text:style-name="P23">Immolation (Energy 10, Power): Your Melee Attack and Ranged attack abilities that reduce health apply 1 burning.</text:p>
            </text:list-item>
            <text:list-item>
              <text:p text:style-name="P23">Phoenix Dive (Energy 10, Skill) Teleport to a tile within 2. Apply 1 burning to enemies within your aura.</text:p>
            </text:list-item>
            <text:list-item>
              <text:p text:style-name="P23">Demon Form (Energy 30, Power) Increase all fire damage dealt by 30%. Gain 30 fire resistance</text:p>
            </text:list-item>
            <text:list-item>
              <text:p text:style-name="P23">Fiery Aura (Energy 20, Power): On activation end, deal 5 fire damage enemies within your aura.</text:p>
            </text:list-item>
            <text:list-item>
              <text:p text:style-name="P23">Combustion (Energy 30, Skill): Remove all burning from a target. Deal fire damage to the target and all enemies within 1 equal to the amount removed.</text:p>
            </text:list-item>
          </text:list>
        </text:list-item>
        <text:list-item>
          <text:p text:style-name="P23"><text:span text:style-name="T1">Brawler</text:span> (Synergistic elements and themes: Two handed weapon synergy, AoE Melee damage, Big single target melee damage, self damage)</text:p>
          <text:list>
            <text:list-item>
              <text:p text:style-name="P23">Whirlwind (Energy 10, Melee Attack, Req MW): Deal 100% Weapon Damage to all enemies</text:p>
            </text:list-item>
            <text:list-item>
              <text:p text:style-name="P23">Smash (Energy 10, Melee Attack): Deal 200% Weapon damage to a target</text:p>
            </text:list-item>
            <text:list-item>
              <text:p text:style-name="P23">Tenacious (Energy 10, Power): Gain +2 Tenacious</text:p>
            </text:list-item>
            <text:list-item>
              <text:p text:style-name="P23"><text:soft-page-break/>Go Bonkers (Energy 10, Skill): Give a target 50 bonus critical chance and 'Confused' until the end of their next activation. Exhaust</text:p>
            </text:list-item>
            <text:list-item>
              <text:p text:style-name="P23">Kick To The Balls (Energy 10, Melee Attack): Apply stunned to a target. Exhaust</text:p>
            </text:list-item>
            <text:list-item>
              <text:p text:style-name="P23">Charge (Energy 20, Skill): Move to a target within 1+ Mobility and apply 2 Vulnerable.</text:p>
            </text:list-item>
            <text:list-item>
              <text:p text:style-name="P23">Blade Flurry (Energy 30, MA): Deal 140% weapon damage to a random enemy in your melee range 3 times.</text:p>
            </text:list-item>
            <text:list-item>
              <text:p text:style-name="P23">Battle Cry (Energy 0, Skill): Draw 2 cards. Exhaust</text:p>
            </text:list-item>
            <text:list-item>
              <text:p text:style-name="P23">Feel No Pain (Energy 10, Skill): Gain 1 barrier. Exhaust</text:p>
            </text:list-item>
            <text:list-item>
              <text:p text:style-name="P23">Masochism (Energy 10, Power): While you have 50% or less health, your have +30 critical chance.</text:p>
            </text:list-item>
            <text:list-item>
              <text:p text:style-name="P23">Growing (Energy 30, Power): On activation start, gain 2 Strength.</text:p>
            </text:list-item>
            <text:list-item>
              <text:p text:style-name="P23">Sweeping Strikes (Energy 20, Power): Increase your melee range by 1, OR</text:p>
            </text:list-item>
            <text:list-item>
              <text:p text:style-name="P23">Sweeping Strikes (Energy 0, Skill): Give a target +1 Melee range until the end of its next activation. Exhaust</text:p>
            </text:list-item>
          </text:list>
        </text:list-item>
        <text:list-item>
          <text:p text:style-name="P23"><text:span text:style-name="T1">Duelist</text:span> (Synergistic elements and themes: <text:s/>dual wield synergy, melee damage countering and avoidance, movement and mobility, parry, combo)</text:p>
          <text:list>
            <text:list-item>
              <text:p text:style-name="P23">Dash (Energy 0, Skill) Move to a tile within your mobility. Draw a card. Exhaust</text:p>
            </text:list-item>
            <text:list-item>
              <text:p text:style-name="P23">Twin Strike (Energy 10, MA): Attack with both melee weapons for 140% weapon damage</text:p>
            </text:list-item>
            <text:list-item>
              <text:p text:style-name="P23">Tendon Slash (Energy 10, M Attack): 140% weapon damage, apply 2 Bleeding</text:p>
            </text:list-item>
            <text:list-item>
              <text:p text:style-name="P23">Riposte (Energy 10, Power): Whenever you parry an attack, counter attack for 100% weapon damage.</text:p>
            </text:list-item>
            <text:list-item>
              <text:p text:style-name="P23">Fluidity (Energy 0, Skill) Discard your hand. For each discard, draw a card. Exhaust</text:p>
            </text:list-item>
            <text:list-item>
              <text:p text:style-name="P23">Virtuoso (Energy 10, Power): Your melee attacks cannot be parried.</text:p>
            </text:list-item>
            <text:list-item>
              <text:p text:style-name="P23">Shield Shatter (Energy 10, MA): Remove all block from a target. Deal 100% weapon damage.</text:p>
            </text:list-item>
            <text:list-item>
              <text:p text:style-name="P23">Evasion (Energy 10, Skill): Give a target 50 bonus parry chance until the end of its next activation. Exhaust.</text:p>
            </text:list-item>
            <text:list-item>
              <text:p text:style-name="P23">Disarm (Energy 10, MA): Deal 100% weapon damage and apply Disarmed. Exhaust</text:p>
            </text:list-item>
            <text:list-item>
              <text:p text:style-name="P23">Second Wind (Energy 0, Skill): Gain maximum energy. Exhaust.</text:p>
            </text:list-item>
            <text:list-item>
              <text:p text:style-name="P23">Decapitate (Energy 10, MA): Deal 140% weapon damage. If the target has 30% or less health, they are killed instantly. Exhaust</text:p>
            </text:list-item>
            <text:list-item>
              <text:p text:style-name="P23">Blade Dance (Energy 10, Power): Whenever your parry an attack, draw 1 card and gain 10 <text:soft-page-break/>energy.</text:p>
            </text:list-item>
          </text:list>
        </text:list-item>
        <text:list-item>
          <text:p text:style-name="P43">Guardian <text:span text:style-name="T2">(Synergistic elements and themes: <text:s/>gain block, give allies block, defensive buffs, deal damage the more block you have, taunt and provoke enemies)</text:span></text:p>
          <text:list>
            <text:list-item>
              <text:p text:style-name="P23">Cautious (Energy 10, Power): Gain +4 Cautious</text:p>
            </text:list-item>
            <text:list-item>
              <text:p text:style-name="P23">Testudo (Energy 0, Skill): Gain 5 Block</text:p>
            </text:list-item>
            <text:list-item>
              <text:p text:style-name="P23">Shield Slam (Energy 10, Melee Attack): Deal damage equal to your current block to a target</text:p>
            </text:list-item>
            <text:list-item>
              <text:p text:style-name="P23">Unwavering (Energy 30, Power): Your block does not expire on activation end.</text:p>
            </text:list-item>
            <text:list-item>
              <text:p text:style-name="P23">Reactive Armour (Energy 20, Skill): Deal damage equal to your current block to all enemies in your aura. Exhaust</text:p>
            </text:list-item>
            <text:list-item>
              <text:p text:style-name="P23">Provoke (Energy 10, Skill): Force an enemy to focus its abilities on you for one turn</text:p>
            </text:list-item>
            <text:list-item>
              <text:p text:style-name="P23">Challenging Roar (Energy 20, Skill) Force all enemies in your aura to focus their abilities on you for one turn</text:p>
            </text:list-item>
            <text:list-item>
              <text:p text:style-name="P23">Guardian Aura (Energy 20, Power): On activation end, give 5 block to allies within your aura</text:p>
            </text:list-item>
            <text:list-item>
              <text:p text:style-name="P23">Harden (Energy 10, Skill) Give a target 2 Dexterity</text:p>
            </text:list-item>
            <text:list-item>
              <text:p text:style-name="P23">Sword And Board (Energy 10, MA): Deal 140% weapon damage. Gain 5 Block.</text:p>
            </text:list-item>
            <text:list-item>
              <text:p text:style-name="P23">Petrify (Energy 10, Skill, R3): Give a target 8 Block. Removes Stunned, Sleep and Immobilized. Exhaust</text:p>
            </text:list-item>
            <text:list-item>
              <text:p text:style-name="P23">Get Down! (Energy 10, Skill): Move to a location within mobility +1. On arrival grant 5 block to yourself and allies in your aura.</text:p>
            </text:list-item>
            <text:list-item>
              <text:p text:style-name="P23">Shield Wall (Energy 10, Skill): Give a target 5 Block. Draw 2 cards</text:p>
            </text:list-item>
            <text:list-item>
              <text:p text:style-name="P23">Bouncing Shield (Energy 10, RA, R3): Deal 8 physical damage to a target. Bounces to a random adjacent enemy. </text:p>
            </text:list-item>
          </text:list>
        </text:list-item>
        <text:list-item>
          <text:p text:style-name="P23"><text:span text:style-name="T1">Assassination</text:span> (Synergistic elements and themes: <text:s/>gain stealth, stealth synergy, back stabbing synergy, movement, combo, high card draw, low impact attacks in high volume, stunned and disables)</text:p>
          <text:list>
            <text:list-item>
              <text:p text:style-name="P23">Shank (Energy 0, Melee Attack): Deal 100% Weapon damage to a target</text:p>
            </text:list-item>
            <text:list-item>
              <text:p text:style-name="P23">Backstab (Energy 10, MA): Deal 140% weapon damage to a target. If this back strikes, draw 2 cards.</text:p>
            </text:list-item>
            <text:list-item>
              <text:p text:style-name="P23">Cheap Shot (Energy 20, Melee Attack): Deal 200% Weapon damage to a target. If camo, apply stunned</text:p>
            </text:list-item>
            <text:list-item>
              <text:p text:style-name="P23">Shadow Step (Energy 10, Skill. Range 2): Teleport to a tile within 2. Gain camoflage. Exhaust</text:p>
            </text:list-item>
            <text:list-item>
              <text:p text:style-name="P23">Backlash (Energy 20, Skill. Range 3): Teleport to a targets back arc tile. Costs 0 if you have <text:soft-page-break/>camoflage.</text:p>
            </text:list-item>
            <text:list-item>
              <text:p text:style-name="P23">Slice and Dice (Energy X, MA): Spend all your energy. For each 10 spent, deal 100% weapon damage to a target.</text:p>
            </text:list-item>
            <text:list-item>
              <text:p text:style-name="P23">Vanish (Energy 0, Skill): Immediately gain camoflage. Exhaust</text:p>
            </text:list-item>
            <text:list-item>
              <text:p text:style-name="P23">Rapid Cloaking (Energy 30, Power): On activation end, gain camoflage.</text:p>
            </text:list-item>
            <text:list-item>
              <text:p text:style-name="P23">Smoke Bomb (Energy 20, Skill): Apply camoflage to all characters in a 3x3 area. Exhaust</text:p>
            </text:list-item>
            <text:list-item>
              <text:p text:style-name="P23">Chloroform Bomb (Energy 20, Ranged Attack) Deal 8 physical damage and apply Silenced to all enemies in a 3x3 area.</text:p>
            </text:list-item>
            <text:list-item>
              <text:p text:style-name="P23">Sharpen Blade (Energy 0, Skill): Your next melee attack ability is guaranteed to critical. Exhaust</text:p>
            </text:list-item>
            <text:list-item>
              <text:p text:style-name="P23">Patient Stalker (Energy 20, Power) While camoflaged, you have +20 Stamina and +1 Mobility.</text:p>
            </text:list-item>
            <text:list-item>
              <text:p text:style-name="P23">Predator (Energy 20, Power): While camoflaged, you have +50 critical chance.</text:p>
            </text:list-item>
            <text:list-item>
              <text:p text:style-name="P23">Opportunist (Energy 20, Power): Your melee attacks have +50 critical chance when back striking</text:p>
            </text:list-item>
          </text:list>
        </text:list-item>
        <text:list-item>
          <text:p text:style-name="P23"><text:span text:style-name="T1">Ranger</text:span> (Synergistic elements and themes: Ranged attacks, bow weapon requirements, movement, camoflage synergy, distance synergy, tile/location synergy, support, high single target and aoe damage)</text:p>
          <text:list>
            <text:list-item>
              <text:p text:style-name="P23">Haste (Energy 10, Skill): Give an ally +1 Mobility and Initiative</text:p>
            </text:list-item>
            <text:list-item>
              <text:p text:style-name="P23">Take Aim (Energy 10, Skill): Your next Ranged Attack ability is guaranteed to critically strike.</text:p>
            </text:list-item>
            <text:list-item>
              <text:p text:style-name="P23">Head Shot (Energy 20, Ranged Attack): Deal 200% Weapon damage to a target</text:p>
            </text:list-item>
            <text:list-item>
              <text:p text:style-name="P23">Ricochet (Energy 10, Ranged Attack): Deal 140% weapon damage to a target. Bounces to a random adjacent enemy.</text:p>
            </text:list-item>
            <text:list-item>
              <text:p text:style-name="P23">Hawk Eye (Energy 20, Power): Increaese the range of your ranged attack abilities by 1.</text:p>
            </text:list-item>
            <text:list-item>
              <text:p text:style-name="P23">Pinning Shot (Energy 10, RA, 3) Deal 140% weapon damage and apply Immobilized. </text:p>
            </text:list-item>
            <text:list-item>
              <text:p text:style-name="P23">Quick Draw (Energy 20, Power): Your first ranged attack ability each turn cost 0, OR</text:p>
            </text:list-item>
            <text:list-item>
              <text:p text:style-name="P23">Quick Draw (Energy 0, Skill): Reduce the cost of a random ranged attack card in your hand to 0. </text:p>
            </text:list-item>
            <text:list-item>
              <text:p text:style-name="P23">Forest Medicine (Energy 10, Skill): Give a target 8 Block. Removes burning, shocked and chilled. Exhaust.</text:p>
            </text:list-item>
            <text:list-item>
              <text:p text:style-name="P23">Impaling Bolt (Energy 20, RA): Deal 140% weapon damage and apply 3 Knock back.</text:p>
            </text:list-item>
            <text:list-item>
              <text:p text:style-name="P23">Flare (Energy 0, Skill, R 4): Remove camoflage from all characters in a 3x3 area. Draw 1 card.</text:p>
            </text:list-item>
            <text:list-item>
              <text:p text:style-name="P23">Snipe (Energy 10, R 5): Deal 100% Weapon damage to a target.</text:p>
            </text:list-item>
            <text:list-item>
              <text:p text:style-name="P23">Rapid Fire (Energy X, R3): Spend all you energy. For each 10 spent, deal 100% weapon damage to a target.</text:p>
            </text:list-item>
            <text:list-item>
              <text:p text:style-name="P23"><text:soft-page-break/>Overwatch (Energy 10, Skill):</text:p>
            </text:list-item>
            <text:list-item>
              <text:p text:style-name="P23">Tree Leap (Energy 10, Skill, R3): Teleport to a grass tile within 3.</text:p>
            </text:list-item>
          </text:list>
        </text:list-item>
        <text:list-item>
          <text:p text:style-name="P23"><text:span text:style-name="T1">Manipulation</text:span> (Synergistic elements and themes: )</text:p>
          <text:list>
            <text:list-item>
              <text:p text:style-name="P23">Flux (Energy 10, Power): Your first move action each turn costs 0</text:p>
            </text:list-item>
            <text:list-item>
              <text:p text:style-name="P23">Telekinesis (Energy 0, Skill): Teleport a target to a location within 1 of its current position</text:p>
            </text:list-item>
            <text:list-item>
              <text:p text:style-name="P23">Phase Shift (Energy 10, Skill, R3): Switch places with a target via teleportation.</text:p>
            </text:list-item>
          </text:list>
        </text:list-item>
        <text:list-item>
          <text:p text:style-name="P23"><text:span text:style-name="T1">Cyromancy</text:span> (Synergistic elements and themes: )</text:p>
          <text:list>
            <text:list-item>
              <text:p text:style-name="P23">Icy Wisdom (Energy 10, Skill, R 3): Give a target 2 Wisdom.</text:p>
            </text:list-item>
            <text:list-item>
              <text:p text:style-name="P23">Ice Shard (Energy 10, RA, R3): Deal 6 Frost damage to a target and apply 'Chilled'.</text:p>
            </text:list-item>
            <text:list-item>
              <text:p text:style-name="P23">Frost Bolt (Energy 10, RA, R3): Deal 8 Frost damage to a target. If they are 'Chilled', apply Immobilized.</text:p>
            </text:list-item>
            <text:list-item>
              <text:p text:style-name="P23">Cyrogenic Stasis (Energy 10, Skill, R3): Give a target 1 Barrier. Shuffle a 'Frost Bite' into their draw pile. Exhaust.</text:p>
            </text:list-item>
            <text:list-item>
              <text:p text:style-name="P23"><text:s/>(Energy 0, Skill) Target character converts all weapon damage into Frost damage until the end of their next activation. Exhaust</text:p>
            </text:list-item>
            <text:list-item>
              <text:p text:style-name="P23">Frost Nova (Energy 10, Skill): Deal 4 Frost damage and apply Chilled to all enemies within your aura</text:p>
            </text:list-item>
            <text:list-item>
              <text:p text:style-name="P23">Blizzard (Energy 20, RA, R3): Deal 10 Frost damage and apply chilled to all characters in a 3x3 area.</text:p>
            </text:list-item>
          </text:list>
        </text:list-item>
        <text:list-item>
          <text:p text:style-name="P23"><text:span text:style-name="T1">Shadowcraft</text:span> (Synergistic elements and themes: )</text:p>
          <text:list>
            <text:list-item>
              <text:p text:style-name="P23">Shadow Blast (Energy 10, RA, R 3): Deal 6 shadow damage to a target and apply 1 weakened.</text:p>
            </text:list-item>
            <text:list-item>
              <text:p text:style-name="P23">Mind Spike (Energy 0, RA, 3): Deal 8 Shadow damage and apply 1 Knockback. Exhaust</text:p>
            </text:list-item>
            <text:list-item>
              <text:p text:style-name="P23">Shadowy Strike (Energy 10, MA): Deal 140% Weapon damage and apply 1 weakened.</text:p>
            </text:list-item>
            <text:list-item>
              <text:p text:style-name="P23">Hex: (Energy 0, Skill, R 3): Apply 2 Weakened and 2 Vulnerable to a target. Exhaust</text:p>
            </text:list-item>
            <text:list-item>
              <text:p text:style-name="P23">Shadow Aura (Energy 10, Power): On activation end, apply 1 weakened to all enemies with your aura.</text:p>
            </text:list-item>
            <text:list-item>
              <text:p text:style-name="P23">Siphon Life (Energy 0, RA) Remove all weakened from an enemy. For each stack removed, gain 10 energy and draw 1 card. </text:p>
            </text:list-item>
            <text:list-item>
              <text:p text:style-name="P23">Chaos Bolt (Energy 20, RA, R 3): Deal 8 Shadow damage and apply stunned. Exhaust.</text:p>
            </text:list-item>
            <text:list-item>
              <text:p text:style-name="P23">Dark Gift (Energy 10, Skill): Increase all damage dealt by an ally by 30% until the end of their next activation.</text:p>
            </text:list-item>
            <text:list-item>
              <text:p text:style-name="P23"><text:soft-page-break/>Revel In Death (Energy 10, Skill, R3): For each stack of weakened on a target, gain 3 block.</text:p>
            </text:list-item>
            <text:list-item>
              <text:p text:style-name="P23">Nether Leash (Energy 10, RA, R3): Deal 6 shadow damage to a target, then teleport to a random tile adjacent to them.</text:p>
            </text:list-item>
            <text:list-item>
              <text:p text:style-name="P23">Radiant Death (Energy 10, Skill) Exhaust your hand. For each card exhausted, deal 5 shadow damage to all enemies within your aura.</text:p>
            </text:list-item>
            <text:list-item>
              <text:p text:style-name="P23">Rain of Chaos (Energy 20, RA, R 3): Deal 10 Shadow damage and apply 2 Weakened to all characters in a 3x3 area.</text:p>
            </text:list-item>
            <text:list-item>
              <text:p text:style-name="P23">Nightmare (Energy 10, Skill) Apply 2 Sleep to an enemy. Exhaust</text:p>
            </text:list-item>
            <text:list-item>
              <text:p text:style-name="P23">Enveloping Shadows (Energy 10, Skill, R 3) Give a target camoflage.</text:p>
            </text:list-item>
            <text:list-item>
              <text:p text:style-name="P23">Shadow Wreath (Energy 0, Skill): Target character converts all weapon damage into Shadow damage until the end of their next activation. Exhaust</text:p>
            </text:list-item>
            <text:list-item>
              <text:p text:style-name="P23">Shadow Form (Power, Energy 30): Increase all shadow damage dealt by 30%. Increase shadow resistance by 30.</text:p>
            </text:list-item>
            <text:list-item>
              <text:p text:style-name="P23">Malice (Power, Energy 20) Whenever you apply weakened, apply 1 vulnerable.</text:p>
            </text:list-item>
          </text:list>
        </text:list-item>
        <text:list-item>
          <text:p text:style-name="P23"><text:span text:style-name="T1">Corruption</text:span> (Synergistic elements and themes: )</text:p>
          <text:list>
            <text:list-item>
              <text:p text:style-name="P23">Antidote (Energy 10, Skill): Give a target 8 Block. Remove all poisoned. Exhaust</text:p>
            </text:list-item>
            <text:list-item>
              <text:p text:style-name="P23">Toxic Slash (Energy 10, MA): 140% weapon damage, apply 2 poisoned</text:p>
            </text:list-item>
            <text:list-item>
              <text:p text:style-name="P23">Venomous (Energy 20, Power): Gain venomous 1</text:p>
            </text:list-item>
            <text:list-item>
              <text:p text:style-name="P23">Poisonous (Energy 10, Power): Your Melee Attack and Ranged attack abilities that reduce health apply 1 poisoned.</text:p>
            </text:list-item>
            <text:list-item>
              <text:p text:style-name="P23">Blight (Energy 10, RA, Range 3) Deal 6 poison damage and apply 2 poisoned</text:p>
            </text:list-item>
            <text:list-item>
              <text:p text:style-name="P23">Noxious Fumes (Energy 10, Skill) Deal 4 poison damage and apply 2 poisoned to enemies within your aura</text:p>
            </text:list-item>
            <text:list-item>
              <text:p text:style-name="P23">Blood Offering (Energy 0, Skill) Lose 3 HP, Gain 10 Energy. </text:p>
            </text:list-item>
            <text:list-item>
              <text:p text:style-name="P23">Toxic Aura (Energy 20, Power): On activation end, apply 2 poisoned to enemies within your aura</text:p>
            </text:list-item>
            <text:list-item>
              <text:p text:style-name="P23">Toxic Rain (Energy 10, Skill): Apply 2 poisoned to all enemies.</text:p>
            </text:list-item>
            <text:list-item>
              <text:p text:style-name="P23">Chemical Reaction (Energy 20, Skill): Double a targets current 'Poisoned' amount. Exhaust.</text:p>
            </text:list-item>
            <text:list-item>
              <text:p text:style-name="P23">Drain (Energy 10, Skill): Remove all poisoned from a target. Deal poison damage equal to the amount removed.</text:p>
            </text:list-item>
          </text:list>
        </text:list-item>
        <text:list-item>
          <text:p text:style-name="P23"><text:span text:style-name="T1">Divinity</text:span> (Synergistic elements and themes: )</text:p>
          <text:list>
            <text:list-item>
              <text:p text:style-name="P23">Inspire (Energy 10, Skill): Give an ally 2 Strength.</text:p>
            </text:list-item>
            <text:list-item>
              <text:p text:style-name="P23"><text:soft-page-break/>Holy Fire (Energy 10, Skill): Give an ally 6 block, or deal 6 fire damage to an enemy</text:p>
            </text:list-item>
            <text:list-item>
              <text:p text:style-name="P23">Radiance (Energy 10, Power): Increase the size of your aura by 1.</text:p>
            </text:list-item>
            <text:list-item>
              <text:p text:style-name="P23">Divine Spirit (Energy 20, Skill, R3): Increase a targets aura size by 1.</text:p>
            </text:list-item>
            <text:list-item>
              <text:p text:style-name="P23">Invigorate (Energy 0, Skill, R 3): Give a target 20 Energy</text:p>
            </text:list-item>
            <text:list-item>
              <text:p text:style-name="P23">Encouraging Aura (Energy 20, Power): On activation end, give 10 Energy to allies within your aura.</text:p>
            </text:list-item>
            <text:list-item>
              <text:p text:style-name="P23">Clarity (Energy 10, Skill, R3): Give an ally 8 Block. Removes Blind, Disarmed and Silenced. Exhaust</text:p>
            </text:list-item>
            <text:list-item>
              <text:p text:style-name="P23">Consecrate (Energy 10, Skill): Deal 5 Fire damage to enemies within your Aura. Give 5 block to allies in your Aura.</text:p>
            </text:list-item>
            <text:list-item>
              <text:p text:style-name="P23">Transcendence (Energy 30, Skill) Give a targt 3 Barrier. Exhaust</text:p>
            </text:list-item>
            <text:list-item>
              <text:p text:style-name="P23">Blinding Radiance (Energy 20, RA, R 3): Deal 10 Fire damage and apply Blind to all enemies in a 3x3 area.</text:p>
            </text:list-item>
            <text:list-item>
              <text:p text:style-name="P23">Sacred Aura (Energy 30, Power): On activation end, remove Blind, Silenced, Disarmed and Immobilized from allies in your Aura.</text:p>
            </text:list-item>
          </text:list>
        </text:list-item>
        <text:list-item>
          <text:p text:style-name="P23"><text:span text:style-name="T1">Naturalism</text:span> (Synergistic elements and themes: )</text:p>
          <text:list>
            <text:list-item>
              <text:p text:style-name="P23">Lightning Bolt (Energy 10, RA, R 3): Deal 6 air damage to a target and apply shocked</text:p>
            </text:list-item>
            <text:list-item>
              <text:p text:style-name="P23">Thunder Strike: (Energy 20, MA) Deal 200% weapon damage. If the target is shocked, apply stunned</text:p>
            </text:list-item>
            <text:list-item>
              <text:p text:style-name="P23">Chain Lightning (Energy 20, RA, R 3): Deal 8 air damage and apply shocked. Bounces to a random adjacent enemy up to 2 more times.</text:p>
            </text:list-item>
            <text:list-item>
              <text:p text:style-name="P23">Primal Rage (Energy 10, Skill): Give a target 3 strength until the end of their next activation. Exhaust</text:p>
            </text:list-item>
            <text:list-item>
              <text:p text:style-name="P23">Spirit Vision (Energy 10, Skill, R 3): Give an ally 8 block and True Sight until the end of their next activation. Exhaust</text:p>
            </text:list-item>
            <text:list-item>
              <text:p text:style-name="P23">Spirit Surge (Energy 0, Skill): Give 20 energy to all allies within your aura. Exhaust</text:p>
            </text:list-item>
          </text:list>
        </text:list-item>
      </text:list>
      <text:p text:style-name="P4"/>
      <text:p text:style-name="P5">Enemy Ideas Overview</text:p>
      <text:list xml:id="list9137196718974760624" text:style-name="L24">
        <text:list-item>
          <text:p text:style-name="P28">need to decide on a way to manage enemies attack patterns</text:p>
          <text:list>
            <text:list-item>
              <text:p text:style-name="P28">do enemies have their own decks?</text:p>
            </text:list-item>
            <text:list-item>
              <text:p text:style-name="P28">Do enemies have a set list of abilities?</text:p>
            </text:list-item>
          </text:list>
        </text:list-item>
      </text:list>
      <text:list xml:id="list8086669920397846539" text:style-name="L25">
        <text:list-item>
          <text:p text:style-name="P29"><text:soft-page-break/>If enemies have their own decks, we would need to completely re-write the enemy AI</text:p>
          <text:list>
            <text:list-item>
              <text:p text:style-name="P29">in this case, would each enemy have their own AI script? Or a master AI script that can be applied to all enemies?</text:p>
            </text:list-item>
          </text:list>
        </text:list-item>
      </text:list>
      <text:p text:style-name="P4"/>
      <text:p text:style-name="P4"/>
      <text:p text:style-name="P45">New Card/Talent Lists</text:p>
      <text:list xml:id="list40714603" text:continue-numbering="true" text:style-name="L25">
        <text:list-item>
          <text:p text:style-name="P29"><text:span text:style-name="T1">Pyromania</text:span> (Synergistic elements and themes: fire damage, apply burning, shuffle burns into deck, shuffle burn into enemy decks, manipulate burns, self damage and self application of burning, high damage, high risk high reward)</text:p>
          <text:list>
            <text:list-item>
              <text:p text:style-name="P29">Fireball (Energy 10, RA): Deal 6 fire damage and apply 2 burning</text:p>
            </text:list-item>
            <text:list-item>
              <text:p text:style-name="P29"/>
            </text:list-item>
            <text:list-item>
              <text:p text:style-name="P29"/>
            </text:list-item>
            <text:list-item>
              <text:p text:style-name="P29"/>
            </text:list-item>
            <text:list-item>
              <text:p text:style-name="P29">Fireball (Energy 10, RA, Range 3): Deal 6 fire damage and apply 2 burning</text:p>
            </text:list-item>
            <text:list-item>
              <text:p text:style-name="P29">Fiery Slash (Energy 10, MA): Deal 140% weapon damage and apply 2 burning</text:p>
            </text:list-item>
            <text:list-item>
              <text:p text:style-name="P29">Hot Head (Energy 0, Skill) Draw 2 cards. Add a burn to your hand.</text:p>
            </text:list-item>
            <text:list-item>
              <text:p text:style-name="P29">Fire Ward (Energy 10, Skill) Gain 8 Block. Shuffle a burn into your draw pile.</text:p>
            </text:list-item>
            <text:list-item>
              <text:p text:style-name="P29">Fire Nova (Energy 10, Skill): Deal 4 Fire Damage and apply 1 burning to all enemies in your aura</text:p>
            </text:list-item>
            <text:list-item>
              <text:p text:style-name="P29">Inferno (Energy 20, Ranged Attack): Deal 15 Fire damage to all enemies. Shuffle 2 burns into your draw pile.</text:p>
            </text:list-item>
            <text:list-item>
              <text:p text:style-name="P29">Meteor (Energy 20, Ranged Attack): Deal 10 fire damage and apply 2 burning to ALL characters in a 3x3 area.</text:p>
            </text:list-item>
            <text:list-item>
              <text:p text:style-name="P29">Melt (Energy 10, Skill) Remove all block from a target. Apply 3 burning. Exhaust</text:p>
            </text:list-item>
            <text:list-item>
              <text:p text:style-name="P29">Blaze (Energy 0, Skill) Target character converts all weapon damage into Fire damage until the end of their next activation. Exhaust</text:p>
            </text:list-item>
            <text:list-item>
              <text:p text:style-name="P29">Eruption (Energy 10, Skill): Exhaust a card in your hand. If it is a burn card, Deal 12 damage to all enemies within your aura.</text:p>
            </text:list-item>
            <text:list-item>
              <text:p text:style-name="P29">Raining Fire (Energy 10, Skill): Apply 2 burning to all enemies</text:p>
            </text:list-item>
            <text:list-item>
              <text:p text:style-name="P29">Immolation (Energy 10, Power): Your Melee Attack and Ranged attack abilities that reduce health apply 1 burning.</text:p>
            </text:list-item>
            <text:list-item>
              <text:p text:style-name="P29">Phoenix Dive (Energy 10, Skill) Teleport to a tile within 2. Apply 1 burning to enemies within your aura.</text:p>
            </text:list-item>
            <text:list-item>
              <text:p text:style-name="P29"><text:soft-page-break/>Demon Form (Energy 30, Power) Increase all fire damage dealt by 30%. Gain 30 fire resistance</text:p>
            </text:list-item>
            <text:list-item>
              <text:p text:style-name="P29">Fiery Aura (Energy 20, Power): On activation end, deal 5 fire damage enemies within your aura.</text:p>
            </text:list-item>
            <text:list-item>
              <text:p text:style-name="P29">Combustion (Energy 30, Skill): Remove all burning from a target. Deal fire damage to the target and all enemies within 1 equal to the amount removed.</text:p>
            </text:list-item>
          </text:list>
        </text:list-item>
      </text:list>
      <text:p text:style-name="P45">Specific Starter Decks for Playable Characters Ideas</text:p>
      <text:p text:style-name="P5"/>
      <text:p text:style-name="P5">Synergy Theme ideas</text:p>
      <text:list xml:id="list8891822444011350791" text:style-name="L27">
        <text:list-item>
          <text:p text:style-name="P30">Camoflage synergy</text:p>
        </text:list-item>
        <text:list-item>
          <text:p text:style-name="P30">Play lots of low impact attacks / combo synergy</text:p>
        </text:list-item>
        <text:list-item>
          <text:p text:style-name="P30">Discard synergy</text:p>
        </text:list-item>
        <text:list-item>
          <text:p text:style-name="P30">Shuffle burns into deck, then manipulate them synergy</text:p>
        </text:list-item>
        <text:list-item>
          <text:p text:style-name="P30">Stack burning debuff synergy</text:p>
        </text:list-item>
      </text:list>
      <text:p text:style-name="P5"/>
      <text:p text:style-name="P5">Fire Mage</text:p>
      <text:list xml:id="list2534591956145612746" text:style-name="L28">
        <text:list-item>
          <text:p text:style-name="P31">Stack Burning Synergy:</text:p>
          <text:list>
            <text:list-item>
              <text:p text:style-name="P31">Lava Spew (Energy 10, Skill) x2: Apply 4 Burning to a target.</text:p>
            </text:list-item>
            <text:list-item>
              <text:p text:style-name="P31">Cataclysm (Energy 20, Skill) x1: Remove all burning from a target. Deal fire damage equal to the amount removed. Exhaust</text:p>
            </text:list-item>
          </text:list>
        </text:list-item>
        <text:list-item>
          <text:p text:style-name="P31">Burn Card Synergy</text:p>
          <text:list>
            <text:list-item>
              <text:p text:style-name="P31">Hot Head x2 (Energy 0, Skill) : Gain 10 Energy. Add burn card to your hand</text:p>
            </text:list-item>
            <text:list-item>
              <text:p text:style-name="P31">Cauterize x1 (Energy 10, Skill) : Exhaust a card in your hand. If it is a status, Gain 8 Block and draw 1 card.</text:p>
            </text:list-item>
          </text:list>
        </text:list-item>
      </text:list>
      <text:list xml:id="list604944646296990064" text:style-name="L29">
        <text:list-item>
          <text:p text:style-name="P32">Misc Stuff</text:p>
        </text:list-item>
      </text:list>
      <text:list xml:id="list40735806" text:continue-list="list2534591956145612746" text:style-name="L28">
        <text:list-item>
          <text:list>
            <text:list-item>
              <text:p text:style-name="P31">Fire Ball x2 (Energy 10, RA) : Deal 5 Fire damage and apply 2 burning</text:p>
            </text:list-item>
            <text:list-item>
              <text:p text:style-name="P31">Meteor x1 (Energy 20, RA) : Deal 8 Fire damage to a target and adjacent enemies.</text:p>
            </text:list-item>
          </text:list>
        </text:list-item>
      </text:list>
      <text:p text:style-name="P4"/>
      <text:p text:style-name="P5">Barbarian</text:p>
      <text:list xml:id="list3209980818762460494" text:style-name="L33">
        <text:list-item>
          <text:p text:style-name="P37">2H Synergy</text:p>
          <text:list>
            <text:list-item>
              <text:p text:style-name="P37">Smash (Energy 20, MA): Deal 15 Physical damage. 2H: apply vulnerable</text:p>
            </text:list-item>
          </text:list>
        </text:list-item>
      </text:list>
      <text:list xml:id="list1459682088498076704" text:style-name="L34">
        <text:list-item>
          <text:p text:style-name="P38"><text:soft-page-break/>Aoe Synergy</text:p>
          <text:list>
            <text:list-item>
              <text:p text:style-name="P38"/>
            </text:list-item>
          </text:list>
        </text:list-item>
      </text:list>
      <text:list xml:id="list7004261677630536967" text:style-name="L36">
        <text:list-item>
          <text:p text:style-name="P40">All Cards</text:p>
        </text:list-item>
      </text:list>
      <text:list xml:id="list5482897119519562642" text:style-name="L35">
        <text:list-item>
          <text:p text:style-name="P47"><text:span text:style-name="T3">Blood Offering (Energy 0, Skill): Lose 3 HP. Gain 10 Energy</text:span></text:p>
        </text:list-item>
        <text:list-item>
          <text:p text:style-name="P39">Enrage (Energy 20, Power): Whenever you lose health, gain 2 Power</text:p>
        </text:list-item>
        <text:list-item>
          <text:p text:style-name="P39">Tenacity (Energy 10, Power): Whenever you lose health, gain 3 Block</text:p>
        </text:list-item>
        <text:list-item>
          <text:p text:style-name="P39">Whirlwind (Energy 10, MA): Deal 8 Physical damage to all enemies.</text:p>
        </text:list-item>
      </text:list>
      <text:p text:style-name="P4"/>
      <text:p text:style-name="P4"/>
      <text:p text:style-name="P4"/>
      <text:p text:style-name="P4"/>
      <text:p text:style-name="P5">Assassin/Rogue</text:p>
      <text:list xml:id="list2237635681788984131" text:style-name="L30">
        <text:list-item>
          <text:p text:style-name="P33">Low impact attacks / combo synergy</text:p>
          <text:list>
            <text:list-item>
              <text:p text:style-name="P33">Eviscerate x1: <text:s/>Deal 5 physical damage to a target for each MA card played this turn.</text:p>
            </text:list-item>
            <text:list-item>
              <text:p text:style-name="P33">Preperation: Reduce the cost of all cards in your hand by 5.</text:p>
            </text:list-item>
            <text:list-item>
              <text:p text:style-name="P33">Blade Dance: Add 2 Shank cards to your hand.</text:p>
            </text:list-item>
          </text:list>
        </text:list-item>
      </text:list>
      <text:list xml:id="list898083850445693385" text:style-name="L31">
        <text:list-item>
          <text:p text:style-name="P34">Camoflage synergy</text:p>
          <text:list>
            <text:list-item>
              <text:p text:style-name="P34">Vanish x2: Gain Camoflage. Exhaust</text:p>
            </text:list-item>
            <text:list-item>
              <text:p text:style-name="P34">Patience: Gain 5 Block. If you have camoflage, Draw 1 card.</text:p>
            </text:list-item>
            <text:list-item>
              <text:p text:style-name="P34">Predator (Power): While camoflaged, your attacks have +30 critical chance.</text:p>
            </text:list-item>
          </text:list>
        </text:list-item>
      </text:list>
      <text:list xml:id="list40714693" text:continue-list="list2237635681788984131" text:style-name="L30">
        <text:list-item>
          <text:p text:style-name="P33">Critical Synergy</text:p>
          <text:list>
            <text:list-item>
              <text:p text:style-name="P33">Sharpen Blade: Your next melee attack ability is guarantee'd to critical. Exhaust</text:p>
            </text:list-item>
            <text:list-item>
              <text:p text:style-name="P33"/>
            </text:list-item>
          </text:list>
        </text:list-item>
        <text:list-item>
          <text:p text:style-name="P33">Cloak And Dagg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7-13T20:51:23.44</dc:date>
    <dc:creator>Black Will</dc:creator>
    <meta:editing-duration>P26DT5H20M23S</meta:editing-duration>
    <meta:editing-cycles>574</meta:editing-cycles>
    <meta:generator>OpenOffice/4.1.6$Win32 OpenOffice.org_project/416m1$Build-9790</meta:generator>
    <meta:document-statistic meta:table-count="0" meta:image-count="0" meta:object-count="0" meta:page-count="27" meta:paragraph-count="612" meta:word-count="7815" meta:character-count="42632"/>
  </office:meta>
</office:document-meta>
</file>